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1306b92"/>
    </style:style>
    <style:style style:name="P2" style:family="paragraph" style:parent-style-name="Standard">
      <style:text-properties officeooo:paragraph-rsid="013820da"/>
    </style:style>
    <style:style style:name="P3" style:family="paragraph" style:parent-style-name="Standard">
      <style:text-properties officeooo:paragraph-rsid="013b7c5f"/>
    </style:style>
    <style:style style:name="P4" style:family="paragraph" style:parent-style-name="Standard">
      <style:text-properties officeooo:paragraph-rsid="0142b1e7"/>
    </style:style>
    <style:style style:name="P5" style:family="paragraph" style:parent-style-name="Standard">
      <style:text-properties fo:font-size="4pt" fo:font-weight="normal" officeooo:rsid="0142b1e7" officeooo:paragraph-rsid="0142b1e7" style:font-size-asian="3.5pt" style:font-weight-asian="normal" style:font-size-complex="4pt" style:font-weight-complex="normal"/>
    </style:style>
    <style:style style:name="P6" style:family="paragraph" style:parent-style-name="Standard">
      <style:text-properties fo:font-weight="bold" officeooo:rsid="012e8a67" officeooo:paragraph-rsid="01306b92" style:font-weight-asian="bold" style:font-weight-complex="bold"/>
    </style:style>
    <style:style style:name="P7" style:family="paragraph" style:parent-style-name="Standard">
      <style:text-properties fo:font-weight="bold" officeooo:rsid="012e8a67" officeooo:paragraph-rsid="012e8a67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13b7c5f" officeooo:paragraph-rsid="013b7c5f" style:font-weight-asian="bold" style:font-weight-complex="bold"/>
    </style:style>
    <style:style style:name="P9" style:family="paragraph" style:parent-style-name="Standard">
      <style:text-properties fo:font-weight="normal" officeooo:rsid="0142b1e7" officeooo:paragraph-rsid="0142b1e7" style:font-weight-asian="normal" style:font-weight-complex="normal"/>
    </style:style>
    <style:style style:name="P10" style:family="paragraph" style:parent-style-name="Text_20_body">
      <style:text-properties fo:font-weight="normal" officeooo:paragraph-rsid="00d77776" style:font-weight-asian="normal" style:font-weight-complex="normal"/>
    </style:style>
    <style:style style:name="P11" style:family="paragraph" style:parent-style-name="Text_20_body">
      <style:text-properties fo:font-weight="normal" officeooo:paragraph-rsid="010ecb7d" style:font-weight-asian="normal" style:font-weight-complex="normal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rsid="00d07466" officeooo:paragraph-rsid="00d07466" style:font-weight-asian="bold" style:font-weight-complex="bold"/>
    </style:style>
    <style:style style:name="P14" style:family="paragraph" style:parent-style-name="Text_20_body">
      <style:text-properties fo:font-weight="bold" officeooo:rsid="00d07466" officeooo:paragraph-rsid="00df5fc5" style:font-weight-asian="bold" style:font-weight-complex="bold"/>
    </style:style>
    <style:style style:name="P15" style:family="paragraph" style:parent-style-name="Text_20_body">
      <style:text-properties fo:font-weight="bold" officeooo:paragraph-rsid="00d3f44f" style:font-weight-asian="bold" style:font-weight-complex="bold"/>
    </style:style>
    <style:style style:name="P16" style:family="paragraph" style:parent-style-name="Text_20_body">
      <style:text-properties fo:font-weight="bold" officeooo:paragraph-rsid="00d55358" style:font-weight-asian="bold" style:font-weight-complex="bold"/>
    </style:style>
    <style:style style:name="P17" style:family="paragraph" style:parent-style-name="Text_20_body">
      <style:text-properties fo:font-weight="bold" officeooo:paragraph-rsid="00d6c7dc" style:font-weight-asian="bold" style:font-weight-complex="bold"/>
    </style:style>
    <style:style style:name="P18" style:family="paragraph" style:parent-style-name="Text_20_body">
      <style:text-properties fo:font-weight="bold" officeooo:paragraph-rsid="00d77776" style:font-weight-asian="bold" style:font-weight-complex="bold"/>
    </style:style>
    <style:style style:name="P19" style:family="paragraph" style:parent-style-name="Text_20_body">
      <style:text-properties fo:font-weight="bold" officeooo:paragraph-rsid="00d905d9" style:font-weight-asian="bold" style:font-weight-complex="bold"/>
    </style:style>
    <style:style style:name="P20" style:family="paragraph" style:parent-style-name="Text_20_body">
      <style:text-properties fo:font-weight="bold" officeooo:rsid="00dab257" officeooo:paragraph-rsid="00dab257" style:font-weight-asian="bold" style:font-weight-complex="bold"/>
    </style:style>
    <style:style style:name="P21" style:family="paragraph" style:parent-style-name="Text_20_body">
      <style:text-properties fo:font-weight="bold" officeooo:paragraph-rsid="00df5fc5" style:font-weight-asian="bold" style:font-weight-complex="bold"/>
    </style:style>
    <style:style style:name="P22" style:family="paragraph" style:parent-style-name="Text_20_body">
      <style:text-properties fo:font-weight="bold" officeooo:paragraph-rsid="00e35ea0" style:font-weight-asian="bold" style:font-weight-complex="bold"/>
    </style:style>
    <style:style style:name="P23" style:family="paragraph" style:parent-style-name="Text_20_body">
      <style:text-properties fo:font-weight="bold" officeooo:paragraph-rsid="00e53840" style:font-weight-asian="bold" style:font-weight-complex="bold"/>
    </style:style>
    <style:style style:name="P24" style:family="paragraph" style:parent-style-name="Text_20_body">
      <style:text-properties fo:font-weight="bold" officeooo:paragraph-rsid="00ea1bf8" style:font-weight-asian="bold" style:font-weight-complex="bold"/>
    </style:style>
    <style:style style:name="P25" style:family="paragraph" style:parent-style-name="Text_20_body">
      <style:text-properties fo:font-weight="bold" officeooo:rsid="00f5504f" officeooo:paragraph-rsid="00f5504f" style:font-weight-asian="bold" style:font-weight-complex="bold"/>
    </style:style>
    <style:style style:name="P26" style:family="paragraph" style:parent-style-name="Text_20_body">
      <style:text-properties fo:font-weight="bold" officeooo:rsid="00f5504f" officeooo:paragraph-rsid="00f6936e" style:font-weight-asian="bold" style:font-weight-complex="bold"/>
    </style:style>
    <style:style style:name="P27" style:family="paragraph" style:parent-style-name="Text_20_body">
      <style:text-properties fo:font-weight="bold" officeooo:rsid="010b3134" officeooo:paragraph-rsid="010c6180" style:font-weight-asian="bold" style:font-weight-complex="bold"/>
    </style:style>
    <style:style style:name="P28" style:family="paragraph" style:parent-style-name="Text_20_body">
      <style:text-properties fo:font-weight="bold" officeooo:rsid="010e266b" officeooo:paragraph-rsid="010e266b" style:font-weight-asian="bold" style:font-weight-complex="bold"/>
    </style:style>
    <style:style style:name="P29" style:family="paragraph" style:parent-style-name="Text_20_body">
      <style:text-properties fo:font-weight="bold" officeooo:rsid="010e6d93" officeooo:paragraph-rsid="010e6d93" style:font-weight-asian="bold" style:font-weight-complex="bold"/>
    </style:style>
    <style:style style:name="P30" style:family="paragraph" style:parent-style-name="Text_20_body">
      <style:text-properties fo:font-weight="bold" officeooo:paragraph-rsid="010ecb7d" style:font-weight-asian="bold" style:font-weight-complex="bold"/>
    </style:style>
    <style:style style:name="P31" style:family="paragraph" style:parent-style-name="Text_20_body">
      <style:text-properties fo:font-weight="bold" officeooo:rsid="010fa07e" officeooo:paragraph-rsid="0111dca7" style:font-weight-asian="bold" style:font-weight-complex="bold"/>
    </style:style>
    <style:style style:name="P32" style:family="paragraph" style:parent-style-name="Text_20_body">
      <style:text-properties fo:font-weight="bold" officeooo:rsid="010fa07e" officeooo:paragraph-rsid="01139c9b" style:font-weight-asian="bold" style:font-weight-complex="bold"/>
    </style:style>
    <style:style style:name="P33" style:family="paragraph" style:parent-style-name="Text_20_body">
      <style:text-properties fo:font-weight="bold" officeooo:rsid="011cd035" officeooo:paragraph-rsid="011cd035" style:font-weight-asian="bold" style:font-weight-complex="bold"/>
    </style:style>
    <style:style style:name="P34" style:family="paragraph" style:parent-style-name="Text_20_body">
      <style:text-properties fo:font-weight="bold" officeooo:rsid="011cd035" officeooo:paragraph-rsid="011e2075" style:font-weight-asian="bold" style:font-weight-complex="bold"/>
    </style:style>
    <style:style style:name="P35" style:family="paragraph" style:parent-style-name="Text_20_body">
      <style:text-properties fo:font-weight="bold" officeooo:rsid="01207b73" officeooo:paragraph-rsid="01207b73" style:font-weight-asian="bold" style:font-weight-complex="bold"/>
    </style:style>
    <style:style style:name="P36" style:family="paragraph" style:parent-style-name="Text_20_body">
      <style:text-properties fo:font-weight="bold" officeooo:rsid="0128f428" officeooo:paragraph-rsid="0128f428" style:font-weight-asian="bold" style:font-weight-complex="bold"/>
    </style:style>
    <style:style style:name="P37" style:family="paragraph" style:parent-style-name="Text_20_body">
      <style:text-properties fo:font-weight="bold" officeooo:rsid="01447e02" officeooo:paragraph-rsid="01447e02" style:font-weight-asian="bold" style:font-weight-complex="bold"/>
    </style:style>
    <style:style style:name="P38" style:family="paragraph" style:parent-style-name="Text_20_body">
      <style:text-properties fo:font-weight="bold" officeooo:rsid="014552c4" officeooo:paragraph-rsid="014552c4" style:font-weight-asian="bold" style:font-weight-complex="bold"/>
    </style:style>
    <style:style style:name="P39" style:family="paragraph" style:parent-style-name="Text_20_body">
      <style:text-properties fo:font-weight="bold" officeooo:rsid="014552c4" officeooo:paragraph-rsid="01468d84" style:font-weight-asian="bold" style:font-weight-complex="bold"/>
    </style:style>
    <style:style style:name="P40" style:family="paragraph" style:parent-style-name="Text_20_body">
      <style:text-properties fo:font-weight="bold" officeooo:rsid="014596a2" officeooo:paragraph-rsid="014596a2" style:font-weight-asian="bold" style:font-weight-complex="bold"/>
    </style:style>
    <style:style style:name="P41" style:family="paragraph" style:parent-style-name="Text_20_body">
      <style:text-properties fo:font-weight="bold" officeooo:rsid="00df5fc5" officeooo:paragraph-rsid="014596a2" style:font-weight-asian="bold" style:font-weight-complex="bold"/>
    </style:style>
    <style:style style:name="P42" style:family="paragraph" style:parent-style-name="Text_20_body">
      <style:text-properties fo:font-weight="bold" officeooo:rsid="00df5fc5" officeooo:paragraph-rsid="0128647d" style:font-weight-asian="bold" style:font-weight-complex="bold"/>
    </style:style>
    <style:style style:name="P43" style:family="paragraph" style:parent-style-name="Text_20_body">
      <style:text-properties officeooo:paragraph-rsid="00d3f44f"/>
    </style:style>
    <style:style style:name="P44" style:family="paragraph" style:parent-style-name="Text_20_body">
      <style:text-properties fo:font-size="10pt" fo:font-weight="bold" officeooo:rsid="00f095b8" officeooo:paragraph-rsid="00f095b8" style:font-size-asian="10pt" style:font-weight-asian="bold" style:font-size-complex="10pt" style:font-weight-complex="bold"/>
    </style:style>
    <style:style style:name="P45" style:family="paragraph" style:parent-style-name="Text_20_body">
      <style:text-properties officeooo:paragraph-rsid="00df5fc5"/>
    </style:style>
    <style:style style:name="P46" style:family="paragraph" style:parent-style-name="Text_20_body">
      <style:text-properties fo:font-variant="normal" fo:text-transform="none" fo:color="#000000" style:font-name="Lucida Grande" fo:font-size="10.5pt" fo:letter-spacing="normal" fo:font-style="normal" fo:font-weight="bold" style:font-weight-asian="bold" style:font-weight-complex="bold"/>
    </style:style>
    <style:style style:name="P47" style:family="paragraph" style:parent-style-name="Text_20_body">
      <style:text-properties fo:font-variant="normal" fo:text-transform="none" fo:color="#000000" style:font-name="Liberation Serif" fo:font-size="10pt" fo:letter-spacing="normal" fo:font-style="normal" fo:font-weight="bold" officeooo:rsid="00f095b8" officeooo:paragraph-rsid="00f095b8" style:font-size-asian="10pt" style:font-weight-asian="bold" style:font-size-complex="10pt" style:font-weight-complex="bold"/>
    </style:style>
    <style:style style:name="P48" style:family="paragraph" style:parent-style-name="Text_20_body">
      <style:text-properties style:font-name="Liberation Serif" fo:font-size="10pt" fo:font-weight="bold" officeooo:rsid="00f095b8" officeooo:paragraph-rsid="00f095b8" style:font-size-asian="10pt" style:font-weight-asian="bold" style:font-size-complex="10pt" style:font-weight-complex="bold"/>
    </style:style>
    <style:style style:name="P49" style:family="paragraph" style:parent-style-name="Text_20_body">
      <style:text-properties style:font-name="Liberation Serif" officeooo:rsid="00fdf4db" officeooo:paragraph-rsid="00fdf4db"/>
    </style:style>
    <style:style style:name="P50" style:family="paragraph" style:parent-style-name="Text_20_body">
      <style:text-properties style:font-name="Liberation Serif" officeooo:rsid="00fdf4db" officeooo:paragraph-rsid="00fe49ad"/>
    </style:style>
    <style:style style:name="P51" style:family="paragraph" style:parent-style-name="Text_20_body">
      <style:text-properties style:font-name="Liberation Serif" fo:font-weight="bold" officeooo:rsid="010b3134" officeooo:paragraph-rsid="010b3134" style:font-weight-asian="bold" style:font-weight-complex="bold"/>
    </style:style>
    <style:style style:name="P52" style:family="paragraph" style:parent-style-name="Text_20_body">
      <style:text-properties style:font-name="Liberation Serif" fo:font-weight="normal" officeooo:rsid="010b48b5" style:font-weight-asian="normal" style:font-weight-complex="normal"/>
    </style:style>
    <style:style style:name="P53" style:family="paragraph" style:parent-style-name="Text_20_body">
      <style:text-properties style:font-name="Liberation Serif" fo:font-weight="normal" officeooo:rsid="010b48b5" officeooo:paragraph-rsid="010ecb7d" style:font-weight-asian="normal" style:font-weight-complex="normal"/>
    </style:style>
    <style:style style:name="P54" style:family="paragraph" style:parent-style-name="Text_20_body">
      <style:text-properties style:font-name="Liberation Serif" fo:font-weight="normal" officeooo:rsid="01349551" officeooo:paragraph-rsid="01349551" style:font-weight-asian="normal" style:font-weight-complex="normal"/>
    </style:style>
    <style:style style:name="P55" style:family="paragraph" style:parent-style-name="Text_20_body">
      <style:text-properties officeooo:rsid="00f5504f" officeooo:paragraph-rsid="00f5504f"/>
    </style:style>
    <style:style style:name="P56" style:family="paragraph" style:parent-style-name="Text_20_body">
      <style:text-properties officeooo:rsid="00f5504f" officeooo:paragraph-rsid="00f6936e"/>
    </style:style>
    <style:style style:name="P57" style:family="paragraph" style:parent-style-name="Text_20_body">
      <style:text-properties officeooo:rsid="00fdf4db" officeooo:paragraph-rsid="00fe49ad"/>
    </style:style>
    <style:style style:name="P58" style:family="paragraph" style:parent-style-name="Text_20_body">
      <style:text-properties officeooo:rsid="00ff6b32" officeooo:paragraph-rsid="00ff6b32"/>
    </style:style>
    <style:style style:name="P59" style:family="paragraph" style:parent-style-name="Text_20_body">
      <style:text-properties officeooo:rsid="00ff6b32" officeooo:paragraph-rsid="0101010d"/>
    </style:style>
    <style:style style:name="P60" style:family="paragraph" style:parent-style-name="Text_20_body">
      <style:text-properties officeooo:rsid="00ff6b32" officeooo:paragraph-rsid="01012888"/>
    </style:style>
    <style:style style:name="P61" style:family="paragraph" style:parent-style-name="Text_20_body">
      <style:text-properties officeooo:rsid="00ff6b32" officeooo:paragraph-rsid="0103e772"/>
    </style:style>
    <style:style style:name="P62" style:family="paragraph" style:parent-style-name="Text_20_body">
      <style:text-properties officeooo:rsid="00ff6b32" officeooo:paragraph-rsid="01349551"/>
    </style:style>
    <style:style style:name="P63" style:family="paragraph" style:parent-style-name="Text_20_body">
      <style:text-properties officeooo:rsid="00ff6b32" officeooo:paragraph-rsid="013f4b8b"/>
    </style:style>
    <style:style style:name="P64" style:family="paragraph" style:parent-style-name="Text_20_body">
      <style:text-properties officeooo:rsid="010b3134" officeooo:paragraph-rsid="010b3134"/>
    </style:style>
    <style:style style:name="P65" style:family="paragraph" style:parent-style-name="Text_20_body">
      <style:text-properties fo:font-style="italic" fo:font-weight="normal" officeooo:rsid="0128f428" officeooo:paragraph-rsid="0128f428" style:font-style-asian="italic" style:font-weight-asian="normal" style:font-style-complex="italic" style:font-weight-complex="normal"/>
    </style:style>
    <style:style style:name="P66" style:family="paragraph" style:parent-style-name="Text_20_body">
      <style:text-properties officeooo:rsid="010fa07e" officeooo:paragraph-rsid="0111dca7"/>
    </style:style>
    <style:style style:name="P67" style:family="paragraph" style:parent-style-name="Text_20_body">
      <style:text-properties officeooo:rsid="0128f428" officeooo:paragraph-rsid="0128f428"/>
    </style:style>
    <style:style style:name="P68" style:family="paragraph" style:parent-style-name="Text_20_body">
      <style:text-properties fo:font-style="normal" fo:font-weight="bold" officeooo:rsid="0128f428" officeooo:paragraph-rsid="0128f428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officeooo:paragraph-rsid="01349551"/>
    </style:style>
    <style:style style:name="P70" style:family="paragraph" style:parent-style-name="Text_20_body">
      <style:text-properties officeooo:paragraph-rsid="013b7c5f"/>
    </style:style>
    <style:style style:name="P71" style:family="paragraph" style:parent-style-name="Text_20_body">
      <style:text-properties officeooo:paragraph-rsid="013d8ec8"/>
    </style:style>
    <style:style style:name="P72" style:family="paragraph" style:parent-style-name="Text_20_body">
      <style:text-properties officeooo:paragraph-rsid="013820da"/>
    </style:style>
    <style:style style:name="P73" style:family="paragraph" style:parent-style-name="Text_20_body">
      <style:paragraph-properties fo:margin-top="0cm" fo:margin-bottom="0cm" style:contextual-spacing="false" fo:line-height="100%"/>
      <style:text-properties fo:font-weight="normal" officeooo:paragraph-rsid="0095548e" style:font-weight-asian="normal" style:font-weight-complex="normal"/>
    </style:style>
    <style:style style:name="P74" style:family="paragraph" style:parent-style-name="Text_20_body">
      <style:paragraph-properties fo:margin-top="0cm" fo:margin-bottom="0cm" style:contextual-spacing="false" fo:line-height="100%"/>
      <style:text-properties fo:font-weight="normal" officeooo:paragraph-rsid="014f5624" style:font-weight-asian="normal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00%"/>
      <style:text-properties fo:font-weight="normal" officeooo:rsid="00ce05e1" officeooo:paragraph-rsid="00ce05e1" style:font-weight-asian="normal" style:font-weight-complex="normal"/>
    </style:style>
    <style:style style:name="P76" style:family="paragraph" style:parent-style-name="Text_20_body">
      <style:paragraph-properties fo:margin-top="0cm" fo:margin-bottom="0cm" style:contextual-spacing="false" fo:line-height="100%"/>
      <style:text-properties fo:font-weight="bold" officeooo:rsid="00ce05e1" officeooo:paragraph-rsid="00ce05e1" style:font-weight-asian="bold" style:font-weight-complex="bold"/>
    </style:style>
    <style:style style:name="P77" style:family="paragraph" style:parent-style-name="Text_20_body">
      <style:paragraph-properties fo:margin-top="0cm" fo:margin-bottom="0cm" style:contextual-spacing="false" fo:line-height="100%"/>
      <style:text-properties fo:font-weight="bold" officeooo:rsid="00ce05e1" officeooo:paragraph-rsid="014f5624" style:font-weight-asian="bold" style:font-weight-complex="bold"/>
    </style:style>
    <style:style style:name="P78" style:family="paragraph" style:parent-style-name="Text_20_body">
      <style:paragraph-properties fo:margin-top="0cm" fo:margin-bottom="0cm" style:contextual-spacing="false" fo:line-height="100%"/>
      <style:text-properties fo:font-size="10pt" fo:font-weight="bold" officeooo:rsid="00e9916e" officeooo:paragraph-rsid="00e9916e" style:font-size-asian="10pt" style:font-weight-asian="bold" style:font-size-complex="10pt" style:font-weight-complex="bold"/>
    </style:style>
    <style:style style:name="P79" style:family="paragraph" style:parent-style-name="Text_20_body">
      <style:paragraph-properties fo:margin-top="0cm" fo:margin-bottom="0cm" style:contextual-spacing="false" fo:line-height="100%"/>
      <style:text-properties fo:font-size="10pt" fo:font-weight="bold" officeooo:rsid="00e9916e" officeooo:paragraph-rsid="014afd95" style:font-size-asian="10pt" style:font-weight-asian="bold" style:font-size-complex="10pt" style:font-weight-complex="bold"/>
    </style:style>
    <style:style style:name="P80" style:family="paragraph" style:parent-style-name="Text_20_body">
      <style:paragraph-properties fo:margin-top="0cm" fo:margin-bottom="0cm" style:contextual-spacing="false" fo:line-height="100%"/>
      <style:text-properties fo:font-size="10.5pt" fo:font-weight="bold" style:font-size-asian="10.5pt" style:font-weight-asian="bold" style:font-size-complex="10.5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00%"/>
      <style:text-properties fo:font-size="10.5pt" fo:font-weight="bold" officeooo:paragraph-rsid="00dc7af7" style:font-size-asian="10.5pt" style:font-weight-asian="bold" style:font-size-complex="10.5pt" style:font-weight-complex="bold"/>
    </style:style>
    <style:style style:name="P82" style:family="paragraph" style:parent-style-name="Text_20_body">
      <style:paragraph-properties fo:margin-top="0cm" fo:margin-bottom="0cm" style:contextual-spacing="false" fo:line-height="100%"/>
      <style:text-properties fo:font-size="10.5pt" fo:font-weight="bold" officeooo:rsid="00dc7af7" officeooo:paragraph-rsid="0126b963" style:font-size-asian="10.5pt" style:font-weight-asian="bold" style:font-size-complex="10.5pt" style:font-weight-complex="bold"/>
    </style:style>
    <style:style style:name="P83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fo:font-size="10pt" fo:font-weight="bold" style:font-size-asian="10pt" style:font-weight-asian="bold" style:font-size-complex="10pt" style:font-weight-complex="bold"/>
    </style:style>
    <style:style style:name="P84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fo:font-size="10pt" fo:font-weight="bold" officeooo:rsid="00e9916e" officeooo:paragraph-rsid="00e9916e" style:font-size-asian="10pt" style:font-weight-asian="bold" style:font-size-complex="10pt" style:font-weight-complex="bold"/>
    </style:style>
    <style:style style:name="P85" style:family="paragraph" style:parent-style-name="Text_20_body">
      <style:paragraph-properties fo:background-color="#ffff00">
        <style:background-image/>
      </style:paragraph-properties>
      <style:text-properties officeooo:rsid="011be6ab" officeooo:paragraph-rsid="011be6ab"/>
    </style:style>
    <style:style style:name="P86" style:family="paragraph" style:parent-style-name="Text_20_body">
      <style:paragraph-properties fo:background-color="#ffff00">
        <style:background-image/>
      </style:paragraph-properties>
      <style:text-properties officeooo:rsid="011be6ab" officeooo:paragraph-rsid="011c2085"/>
    </style:style>
    <style:style style:name="P87" style:family="paragraph" style:parent-style-name="Text_20_body">
      <style:paragraph-properties fo:background-color="#ffff00">
        <style:background-image/>
      </style:paragraph-properties>
      <style:text-properties officeooo:rsid="011be6ab" officeooo:paragraph-rsid="011c862c"/>
    </style:style>
    <style:style style:name="P88" style:family="paragraph" style:parent-style-name="Text_20_body">
      <style:paragraph-properties fo:background-color="#ffff00">
        <style:background-image/>
      </style:paragraph-properties>
      <style:text-properties fo:font-weight="bold" officeooo:rsid="011be6ab" officeooo:paragraph-rsid="011c28e2" style:font-weight-asian="bold" style:font-weight-complex="bold"/>
    </style:style>
    <style:style style:name="P89" style:family="paragraph" style:parent-style-name="Title">
      <style:text-properties style:text-underline-style="solid" style:text-underline-width="auto" style:text-underline-color="font-color" officeooo:rsid="0093fb0a" officeooo:paragraph-rsid="00cdc210"/>
    </style:style>
    <style:style style:name="P90" style:family="paragraph" style:parent-style-name="Standard" style:list-style-name="L10">
      <style:text-properties fo:font-weight="normal" officeooo:rsid="0138706b" officeooo:paragraph-rsid="0138706b" style:font-weight-asian="normal" style:font-weight-complex="normal"/>
    </style:style>
    <style:style style:name="P91" style:family="paragraph" style:parent-style-name="Standard" style:list-style-name="L11">
      <style:text-properties fo:font-weight="normal" officeooo:rsid="0142b1e7" officeooo:paragraph-rsid="0142b1e7" style:font-weight-asian="normal" style:font-weight-complex="normal"/>
    </style:style>
    <style:style style:name="P92" style:family="paragraph" style:parent-style-name="Heading_20_1">
      <style:text-properties officeooo:rsid="01447e02" officeooo:paragraph-rsid="01447e02"/>
    </style:style>
    <style:style style:name="P93" style:family="paragraph" style:parent-style-name="Heading_20_1">
      <style:text-properties officeooo:rsid="0093fb0a" officeooo:paragraph-rsid="0093fb0a"/>
    </style:style>
    <style:style style:name="P94" style:family="paragraph" style:parent-style-name="Heading_20_1">
      <style:text-properties officeooo:rsid="00d07466" officeooo:paragraph-rsid="00d07466"/>
    </style:style>
    <style:style style:name="P95" style:family="paragraph" style:parent-style-name="Heading_20_1">
      <style:text-properties fo:font-weight="bold" officeooo:paragraph-rsid="00dd74d9" style:font-weight-asian="bold" style:font-weight-complex="bold"/>
    </style:style>
    <style:style style:name="P96" style:family="paragraph" style:parent-style-name="Heading_20_1">
      <style:text-properties fo:font-weight="bold" officeooo:rsid="00e53840" officeooo:paragraph-rsid="00e53840" style:font-weight-asian="bold" style:font-weight-complex="bold"/>
    </style:style>
    <style:style style:name="P97" style:family="paragraph" style:parent-style-name="Heading_20_1">
      <style:text-properties officeooo:rsid="0128f428" officeooo:paragraph-rsid="0128f428"/>
    </style:style>
    <style:style style:name="P98" style:family="paragraph" style:parent-style-name="Heading_20_1">
      <style:text-properties style:font-name="Liberation Serif" officeooo:rsid="011be6ab" officeooo:paragraph-rsid="01099eba"/>
    </style:style>
    <style:style style:name="P99" style:family="paragraph" style:parent-style-name="Heading_20_1">
      <style:text-properties style:font-name="Liberation Serif" officeooo:rsid="011c862c" officeooo:paragraph-rsid="011c862c"/>
    </style:style>
    <style:style style:name="P100" style:family="paragraph" style:parent-style-name="Heading_20_1">
      <style:text-properties style:font-name="Liberation Serif" officeooo:paragraph-rsid="011c862c"/>
    </style:style>
    <style:style style:name="P101" style:family="paragraph" style:parent-style-name="Heading_20_1">
      <style:paragraph-properties fo:text-align="center" style:justify-single-word="false"/>
      <style:text-properties style:font-name="Liberation Serif" fo:font-size="30pt" officeooo:rsid="012e8a67" officeooo:paragraph-rsid="012e8a67" style:font-size-asian="30pt" style:font-size-complex="30pt"/>
    </style:style>
    <style:style style:name="P102" style:family="paragraph" style:parent-style-name="Heading_20_1">
      <style:text-properties officeooo:rsid="011be6ab" officeooo:paragraph-rsid="011be6ab"/>
    </style:style>
    <style:style style:name="P103" style:family="paragraph" style:parent-style-name="Heading_20_1">
      <style:text-properties officeooo:paragraph-rsid="0142b1e7"/>
    </style:style>
    <style:style style:name="P104" style:family="paragraph" style:parent-style-name="Heading_20_1">
      <style:text-properties style:text-underline-style="none"/>
    </style:style>
    <style:style style:name="P105" style:family="paragraph" style:parent-style-name="Text_20_body" style:list-style-name="L1">
      <style:text-properties officeooo:rsid="0105190f" officeooo:paragraph-rsid="0107c13b"/>
    </style:style>
    <style:style style:name="P106" style:family="paragraph" style:parent-style-name="Text_20_body" style:list-style-name="L2">
      <style:text-properties officeooo:paragraph-rsid="014bbce7"/>
    </style:style>
    <style:style style:name="P107" style:family="paragraph" style:parent-style-name="Text_20_body" style:list-style-name="L3">
      <style:text-properties officeooo:rsid="00fb15c8" officeooo:paragraph-rsid="00fb15c8"/>
    </style:style>
    <style:style style:name="P108" style:family="paragraph" style:parent-style-name="Text_20_body" style:list-style-name="L4"/>
    <style:style style:name="P109" style:family="paragraph" style:parent-style-name="Text_20_body" style:list-style-name="L5"/>
    <style:style style:name="P110" style:family="paragraph" style:parent-style-name="Text_20_body" style:list-style-name="L6">
      <style:text-properties fo:font-weight="normal" officeooo:rsid="012a9559" officeooo:paragraph-rsid="012a9559" style:font-weight-asian="normal" style:font-weight-complex="normal"/>
    </style:style>
    <style:style style:name="P111" style:family="paragraph" style:parent-style-name="Text_20_body" style:list-style-name="L7">
      <style:text-properties style:font-name="Liberation Serif" officeooo:rsid="00fc0107" officeooo:paragraph-rsid="00fc0107"/>
    </style:style>
    <style:style style:name="P112" style:family="paragraph" style:parent-style-name="Text_20_body" style:list-style-name="L8">
      <style:text-properties fo:font-size="11pt" fo:font-weight="normal" officeooo:rsid="011e2075" officeooo:paragraph-rsid="011e2075" style:font-size-asian="11pt" style:font-weight-asian="normal" style:font-size-complex="11pt" style:font-weight-complex="normal"/>
    </style:style>
    <style:style style:name="P113" style:family="paragraph" style:parent-style-name="Text_20_body" style:list-style-name="L9">
      <style:text-properties officeooo:rsid="011fc985" officeooo:paragraph-rsid="011fc985"/>
    </style:style>
    <style:style style:name="P114" style:family="paragraph" style:parent-style-name="Text_20_body">
      <style:text-properties style:text-underline-style="none" officeooo:rsid="01585d3b" officeooo:paragraph-rsid="01585d3b"/>
    </style:style>
    <style:style style:name="P115" style:family="paragraph" style:parent-style-name="Heading_20_3">
      <style:text-properties officeooo:paragraph-rsid="014f5624"/>
    </style:style>
    <style:style style:name="P116" style:family="paragraph" style:parent-style-name="Heading_20_3">
      <style:text-properties officeooo:paragraph-rsid="014e7a4f"/>
    </style:style>
    <style:style style:name="P117" style:family="paragraph" style:parent-style-name="Heading_20_3">
      <style:text-properties officeooo:paragraph-rsid="00dd74d9"/>
    </style:style>
    <style:style style:name="P118" style:family="paragraph" style:parent-style-name="Heading_20_3">
      <style:text-properties officeooo:rsid="00dc7af7" officeooo:paragraph-rsid="00dc7af7"/>
    </style:style>
    <style:style style:name="P119" style:family="paragraph" style:parent-style-name="Heading_20_3">
      <style:text-properties officeooo:rsid="00dc7af7" officeooo:paragraph-rsid="00e53840"/>
    </style:style>
    <style:style style:name="P120" style:family="paragraph" style:parent-style-name="Heading_20_3">
      <style:text-properties fo:font-weight="bold" officeooo:rsid="00dd239d" officeooo:paragraph-rsid="00dd239d" style:font-weight-asian="bold" style:font-weight-complex="bold"/>
    </style:style>
    <style:style style:name="P121" style:family="paragraph" style:parent-style-name="Heading_20_3">
      <style:text-properties officeooo:paragraph-rsid="00df5fc5"/>
    </style:style>
    <style:style style:name="P122" style:family="paragraph" style:parent-style-name="Heading_20_3">
      <style:text-properties officeooo:paragraph-rsid="014d5ab9"/>
    </style:style>
    <style:style style:name="P123" style:family="paragraph" style:parent-style-name="Heading_20_3">
      <style:text-properties officeooo:paragraph-rsid="00e35ea0"/>
    </style:style>
    <style:style style:name="P124" style:family="paragraph" style:parent-style-name="Heading_20_3">
      <style:text-properties officeooo:paragraph-rsid="014552c4"/>
    </style:style>
    <style:style style:name="P125" style:family="paragraph" style:parent-style-name="Heading_20_3">
      <style:text-properties officeooo:paragraph-rsid="014bbce7"/>
    </style:style>
    <style:style style:name="P126" style:family="paragraph" style:parent-style-name="Heading_20_3">
      <style:text-properties officeooo:paragraph-rsid="00e53840"/>
    </style:style>
    <style:style style:name="P127" style:family="paragraph" style:parent-style-name="Heading_20_3">
      <style:text-properties officeooo:rsid="00f095b8"/>
    </style:style>
    <style:style style:name="P128" style:family="paragraph" style:parent-style-name="Heading_20_3">
      <style:text-properties officeooo:rsid="00f095b8" officeooo:paragraph-rsid="00f095b8"/>
    </style:style>
    <style:style style:name="P129" style:family="paragraph" style:parent-style-name="Heading_20_3">
      <style:text-properties officeooo:paragraph-rsid="00f25b64"/>
    </style:style>
    <style:style style:name="P130" style:family="paragraph" style:parent-style-name="Heading_20_3">
      <style:text-properties officeooo:paragraph-rsid="00f5504f"/>
    </style:style>
    <style:style style:name="P131" style:family="paragraph" style:parent-style-name="Heading_20_3">
      <style:text-properties officeooo:paragraph-rsid="01500bd8"/>
    </style:style>
    <style:style style:name="P132" style:family="paragraph" style:parent-style-name="Heading_20_3">
      <style:text-properties style:font-name="Liberation Serif"/>
    </style:style>
    <style:style style:name="P133" style:family="paragraph" style:parent-style-name="Heading_20_3">
      <style:text-properties officeooo:rsid="012e8a67"/>
    </style:style>
    <style:style style:name="P134" style:family="paragraph" style:parent-style-name="Heading_20_3">
      <style:text-properties officeooo:paragraph-rsid="01518047"/>
    </style:style>
    <style:style style:name="P135" style:family="paragraph" style:parent-style-name="Heading_20_3">
      <style:text-properties officeooo:paragraph-rsid="01579daf"/>
    </style:style>
    <style:style style:name="P136" style:family="paragraph" style:parent-style-name="Heading_20_3">
      <style:text-properties officeooo:paragraph-rsid="015325b9"/>
    </style:style>
    <style:style style:name="P137" style:family="paragraph" style:parent-style-name="Heading_20_3">
      <style:text-properties officeooo:rsid="013b726d" officeooo:paragraph-rsid="013b726d"/>
    </style:style>
    <style:style style:name="P138" style:family="paragraph" style:parent-style-name="Heading_20_3">
      <style:text-properties officeooo:paragraph-rsid="013b7c5f"/>
    </style:style>
    <style:style style:name="P139" style:family="paragraph" style:parent-style-name="Heading_20_3">
      <style:text-properties officeooo:paragraph-rsid="0154a7ed"/>
    </style:style>
    <style:style style:name="P140" style:family="paragraph" style:parent-style-name="Heading_20_3">
      <style:text-properties officeooo:paragraph-rsid="0142b1e7"/>
    </style:style>
    <style:style style:name="P141" style:family="paragraph" style:parent-style-name="Heading_20_2">
      <style:text-properties officeooo:paragraph-rsid="00df5fc5"/>
    </style:style>
    <style:style style:name="P142" style:family="paragraph" style:parent-style-name="Heading_20_2">
      <style:text-properties officeooo:paragraph-rsid="014552c4"/>
    </style:style>
    <style:style style:name="P143" style:family="paragraph" style:parent-style-name="Heading_20_2">
      <style:text-properties officeooo:rsid="00ec4c51" officeooo:paragraph-rsid="00f51058"/>
    </style:style>
    <style:style style:name="P144" style:family="paragraph" style:parent-style-name="Heading_20_2">
      <style:text-properties officeooo:rsid="00ef2332" officeooo:paragraph-rsid="00ef2332"/>
    </style:style>
    <style:style style:name="P145" style:family="paragraph" style:parent-style-name="Heading_20_2">
      <style:text-properties officeooo:rsid="00f5504f" officeooo:paragraph-rsid="00f5451d"/>
    </style:style>
    <style:style style:name="P146" style:family="paragraph" style:parent-style-name="Heading_20_2">
      <style:text-properties officeooo:paragraph-rsid="01221f0e"/>
    </style:style>
    <style:style style:name="P147" style:family="paragraph" style:parent-style-name="Heading_20_2">
      <style:text-properties style:text-underline-style="solid" style:text-underline-width="auto" style:text-underline-color="font-color"/>
    </style:style>
    <style:style style:name="P148" style:family="paragraph" style:parent-style-name="Heading_20_2">
      <style:text-properties officeooo:rsid="01336a0d" officeooo:paragraph-rsid="01336a0d"/>
    </style:style>
    <style:style style:name="P149" style:family="paragraph" style:parent-style-name="Heading_20_2">
      <style:text-properties officeooo:rsid="01336a0d" officeooo:paragraph-rsid="01349551"/>
    </style:style>
    <style:style style:name="P150" style:family="paragraph" style:parent-style-name="Heading_20_2">
      <style:text-properties officeooo:paragraph-rsid="013d8ec8"/>
    </style:style>
    <style:style style:name="P151" style:family="paragraph" style:parent-style-name="Heading_20_6">
      <style:text-properties officeooo:paragraph-rsid="010ecb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548e" style:font-weight-asian="bold" style:font-weight-complex="bold"/>
    </style:style>
    <style:style style:name="T3" style:family="text">
      <style:text-properties fo:font-weight="bold" officeooo:rsid="0093fb0a" style:font-weight-asian="bold" style:font-weight-complex="bold"/>
    </style:style>
    <style:style style:name="T4" style:family="text">
      <style:text-properties fo:font-weight="bold" officeooo:rsid="00d07466" style:font-weight-asian="bold" style:font-weight-complex="bold"/>
    </style:style>
    <style:style style:name="T5" style:family="text">
      <style:text-properties fo:font-weight="bold" officeooo:rsid="00d446fe" style:font-weight-asian="bold" style:font-weight-complex="bold"/>
    </style:style>
    <style:style style:name="T6" style:family="text">
      <style:text-properties fo:font-weight="bold" officeooo:rsid="00d905d9" style:font-weight-asian="bold" style:font-weight-complex="bold"/>
    </style:style>
    <style:style style:name="T7" style:family="text">
      <style:text-properties fo:font-weight="bold" officeooo:rsid="00dd239d" style:font-weight-asian="bold" style:font-weight-complex="bold"/>
    </style:style>
    <style:style style:name="T8" style:family="text">
      <style:text-properties fo:font-weight="bold" officeooo:rsid="00e35ea0" style:font-weight-asian="bold" style:font-weight-complex="bold"/>
    </style:style>
    <style:style style:name="T9" style:family="text">
      <style:text-properties fo:font-weight="bold" officeooo:rsid="012e8a67" style:font-weight-asian="bold" style:font-weight-complex="bold"/>
    </style:style>
    <style:style style:name="T10" style:family="text">
      <style:text-properties fo:font-weight="bold" officeooo:rsid="01306b92" style:font-weight-asian="bold" style:font-weight-complex="bold"/>
    </style:style>
    <style:style style:name="T11" style:family="text">
      <style:text-properties fo:font-weight="bold" officeooo:rsid="01336a0d" style:font-weight-asian="bold" style:font-weight-complex="bold"/>
    </style:style>
    <style:style style:name="T12" style:family="text">
      <style:text-properties fo:font-weight="bold" officeooo:rsid="013820da" style:font-weight-asian="bold" style:font-weight-complex="bold"/>
    </style:style>
    <style:style style:name="T13" style:family="text">
      <style:text-properties fo:font-weight="bold" officeooo:rsid="0138706b" style:font-weight-asian="bold" style:font-weight-complex="bold"/>
    </style:style>
    <style:style style:name="T14" style:family="text">
      <style:text-properties fo:font-weight="bold" officeooo:rsid="013b7c5f" style:font-weight-asian="bold" style:font-weight-complex="bold"/>
    </style:style>
    <style:style style:name="T15" style:family="text">
      <style:text-properties fo:font-weight="bold" officeooo:rsid="013d8ec8" style:font-weight-asian="bold" style:font-weight-complex="bold"/>
    </style:style>
    <style:style style:name="T16" style:family="text">
      <style:text-properties fo:font-weight="bold" officeooo:rsid="01468d84" style:font-weight-asian="bold" style:font-weight-complex="bold"/>
    </style:style>
    <style:style style:name="T17" style:family="text">
      <style:text-properties fo:font-weight="bold" officeooo:rsid="01487a76" style:font-weight-asian="bold" style:font-weight-complex="bold"/>
    </style:style>
    <style:style style:name="T18" style:family="text">
      <style:text-properties fo:font-weight="bold" officeooo:rsid="00f25b64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142b1e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d6c7dc" style:font-weight-asian="normal" style:font-weight-complex="normal"/>
    </style:style>
    <style:style style:name="T23" style:family="text">
      <style:text-properties fo:font-weight="normal" officeooo:rsid="00d446fe" style:font-weight-asian="normal" style:font-weight-complex="normal"/>
    </style:style>
    <style:style style:name="T24" style:family="text">
      <style:text-properties fo:font-weight="normal" officeooo:rsid="00d905d9" style:font-weight-asian="normal" style:font-weight-complex="normal"/>
    </style:style>
    <style:style style:name="T25" style:family="text">
      <style:text-properties fo:font-weight="normal" officeooo:rsid="01468d84" style:font-weight-asian="normal" style:font-weight-complex="normal"/>
    </style:style>
    <style:style style:name="T26" style:family="text">
      <style:text-properties fo:font-weight="normal" officeooo:rsid="014bbce7" style:font-weight-asian="normal" style:font-weight-complex="normal"/>
    </style:style>
    <style:style style:name="T27" style:family="text">
      <style:text-properties fo:font-weight="normal" officeooo:rsid="0095548e" style:font-weight-asian="normal" style:font-weight-complex="normal"/>
    </style:style>
    <style:style style:name="T28" style:family="text">
      <style:text-properties officeooo:rsid="00d55358"/>
    </style:style>
    <style:style style:name="T29" style:family="text">
      <style:text-properties officeooo:rsid="00d77776"/>
    </style:style>
    <style:style style:name="T30" style:family="text">
      <style:text-properties officeooo:rsid="00d905d9"/>
    </style:style>
    <style:style style:name="T31" style:family="text">
      <style:text-properties officeooo:rsid="00dc7af7"/>
    </style:style>
    <style:style style:name="T32" style:family="text">
      <style:text-properties fo:font-size="10.5pt" style:font-size-asian="10.5pt" style:font-size-complex="10.5pt"/>
    </style:style>
    <style:style style:name="T33" style:family="text">
      <style:text-properties fo:font-size="10.5pt" officeooo:rsid="00dc7af7" style:font-size-asian="10.5pt" style:font-size-complex="10.5pt"/>
    </style:style>
    <style:style style:name="T34" style:family="text">
      <style:text-properties fo:font-variant="normal" fo:text-transform="none" fo:color="#000000" style:font-name="Lucida Grande" fo:font-size="10pt" fo:letter-spacing="normal" fo:font-style="normal" fo:font-weight="bold" style:font-size-asian="10pt" style:font-size-complex="10pt"/>
    </style:style>
    <style:style style:name="T35" style:family="text">
      <style:text-properties fo:font-variant="normal" fo:text-transform="none" fo:color="#000000" style:font-name="Lucida Grande" fo:font-size="10pt" fo:letter-spacing="normal" fo:font-style="normal" fo:font-weight="normal" style:font-size-asian="10pt" style:font-size-complex="10pt"/>
    </style:style>
    <style:style style:name="T36" style:family="text">
      <style:text-properties fo:font-variant="normal" fo:text-transform="none" fo:color="#000000" style:font-name="Lucida Grande" fo:font-size="10pt" fo:letter-spacing="normal" fo:font-style="normal" fo:font-weight="normal" officeooo:rsid="0126b963" style:font-size-asian="10pt" style:font-size-complex="10pt"/>
    </style:style>
    <style:style style:name="T37" style:family="text">
      <style:text-properties fo:font-variant="normal" fo:text-transform="none" fo:color="#000000" fo:letter-spacing="normal" fo:font-style="normal"/>
    </style:style>
    <style:style style:name="T38" style:family="text">
      <style:text-properties fo:font-variant="normal" fo:text-transform="none" fo:color="#000000" fo:letter-spacing="normal" fo:font-style="normal" officeooo:rsid="00ec1bc6"/>
    </style:style>
    <style:style style:name="T39" style:family="text">
      <style:text-properties fo:font-variant="normal" fo:text-transform="none" fo:color="#000000" style:font-name="Liberation Serif" fo:font-size="11pt" fo:letter-spacing="normal" fo:font-style="normal" fo:font-weight="bold" officeooo:rsid="013820da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fo:color="#000000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000000" style:font-name="Liberation Serif" fo:font-size="10pt" fo:letter-spacing="normal" fo:font-style="normal" fo:font-weight="bold" officeooo:rsid="00f25b64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000000" style:font-name="Liberation Serif" fo:font-size="10pt" fo:letter-spacing="normal" fo:font-style="normal" fo:font-weight="bold" officeooo:rsid="011e2075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000000" style:font-name="Liberation Serif" fo:font-size="10pt" fo:letter-spacing="normal" fo:font-style="normal" fo:font-weight="bold" officeooo:rsid="012e8a67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0000" style:font-name="Liberation Serif" fo:font-size="10pt" fo:letter-spacing="normal" fo:font-style="normal" fo:font-weight="bold" officeooo:rsid="013820da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46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47" style:family="text">
      <style:text-properties fo:font-variant="normal" fo:text-transform="none" fo:color="#000000" style:font-name="Liberation Serif" fo:font-size="10.5pt" fo:letter-spacing="normal" fo:font-style="normal" fo:font-weight="normal" officeooo:rsid="00ec1bc6"/>
    </style:style>
    <style:style style:name="T48" style:family="text">
      <style:text-properties fo:font-variant="normal" fo:text-transform="none" fo:color="#000000" style:font-name="Liberation Serif" fo:font-size="10.5pt" fo:letter-spacing="normal" fo:font-style="normal" fo:font-weight="normal" officeooo:rsid="01487a76" style:font-weight-asian="normal" style:font-weight-complex="normal"/>
    </style:style>
    <style:style style:name="T49" style:family="text">
      <style:text-properties fo:font-variant="normal" fo:text-transform="none" fo:color="#000000" style:font-name="Liberation Serif" fo:font-size="10.5pt" fo:letter-spacing="normal" fo:font-style="normal" fo:font-weight="bold" style:font-weight-asian="bold" style:font-weight-complex="bold"/>
    </style:style>
    <style:style style:name="T50" style:family="text">
      <style:text-properties fo:font-variant="normal" fo:text-transform="none" fo:color="#000000" style:font-name="Liberation Serif" fo:font-size="10.5pt" fo:letter-spacing="normal" fo:font-style="normal" fo:font-weight="bold" officeooo:rsid="01468d84" style:font-weight-asian="bold" style:font-weight-complex="bold"/>
    </style:style>
    <style:style style:name="T51" style:family="text">
      <style:text-properties fo:font-variant="normal" fo:text-transform="none" fo:color="#000000" style:font-name="Liberation Serif" fo:font-size="10.5pt" fo:letter-spacing="normal" fo:font-style="normal" fo:font-weight="bold" officeooo:rsid="01487a76" style:font-weight-asian="bold" style:font-weight-complex="bold"/>
    </style:style>
    <style:style style:name="T52" style:family="text">
      <style:text-properties fo:font-variant="normal" fo:text-transform="none" fo:color="#000000" style:font-name="Liberation Serif" fo:font-size="10.5pt" fo:letter-spacing="normal" fo:font-style="normal" fo:font-weight="bold" officeooo:rsid="014d5ab9" style:font-weight-asian="bold" style:font-weight-complex="bold"/>
    </style:style>
    <style:style style:name="T53" style:family="text">
      <style:text-properties fo:font-variant="normal" fo:text-transform="none" fo:color="#000000" style:font-name="Liberation Serif" fo:font-size="10.5pt" fo:letter-spacing="normal" fo:font-style="normal" fo:font-weight="bold" officeooo:rsid="00df5fc5" style:font-weight-asian="bold" style:font-weight-complex="bold"/>
    </style:style>
    <style:style style:name="T54" style:family="text">
      <style:text-properties fo:font-variant="normal" fo:text-transform="none" fo:color="#000000" style:font-name="Liberation Serif" fo:font-size="10.5pt" fo:letter-spacing="normal" fo:font-style="normal" fo:font-weight="bold" officeooo:rsid="00d1ceb0" style:font-weight-asian="bold" style:font-weight-complex="bold"/>
    </style:style>
    <style:style style:name="T55" style:family="text">
      <style:text-properties fo:font-variant="normal" fo:text-transform="none" fo:color="#000000" style:font-name="Liberation Serif" fo:font-size="10.5pt" fo:letter-spacing="normal" fo:font-style="normal" fo:font-weight="bold" officeooo:rsid="00ce15d1" style:font-weight-asian="bold" style:font-weight-complex="bold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fo:font-weight="bold" officeooo:rsid="012e8a67" style:font-size-asian="10pt" style:font-weight-asian="bold" style:font-size-complex="10pt" style:font-weight-complex="bold"/>
    </style:style>
    <style:style style:name="T58" style:family="text">
      <style:text-properties officeooo:rsid="00de3b6f"/>
    </style:style>
    <style:style style:name="T59" style:family="text">
      <style:text-properties officeooo:rsid="00df5fc5"/>
    </style:style>
    <style:style style:name="T60" style:family="text">
      <style:text-properties fo:font-size="14.1000003814697pt" officeooo:rsid="00df5fc5" style:font-size-asian="14.1000003814697pt" style:font-size-complex="14.1000003814697pt"/>
    </style:style>
    <style:style style:name="T61" style:family="text">
      <style:text-properties fo:font-size="14.1000003814697pt" officeooo:rsid="00e138ab" style:font-size-asian="14.1000003814697pt" style:font-size-complex="14.1000003814697pt"/>
    </style:style>
    <style:style style:name="T62" style:family="text">
      <style:text-properties fo:font-size="14.1000003814697pt" officeooo:rsid="00e1dda6" style:font-size-asian="14.1000003814697pt" style:font-size-complex="14.1000003814697pt"/>
    </style:style>
    <style:style style:name="T63" style:family="text">
      <style:text-properties fo:font-size="14.1000003814697pt" officeooo:rsid="00e35ea0" style:font-size-asian="14.1000003814697pt" style:font-size-complex="14.1000003814697pt"/>
    </style:style>
    <style:style style:name="T64" style:family="text">
      <style:text-properties fo:font-size="14.1000003814697pt" officeooo:rsid="014552c4" style:font-size-asian="14.1000003814697pt" style:font-size-complex="14.1000003814697pt"/>
    </style:style>
    <style:style style:name="T65" style:family="text">
      <style:text-properties officeooo:rsid="00e53840"/>
    </style:style>
    <style:style style:name="T66" style:family="text">
      <style:text-properties officeooo:rsid="00e6bb4f"/>
    </style:style>
    <style:style style:name="T67" style:family="text">
      <style:text-properties officeooo:rsid="00ea1bf8"/>
    </style:style>
    <style:style style:name="T68" style:family="text">
      <style:text-properties officeooo:rsid="00ec4c51"/>
    </style:style>
    <style:style style:name="T69" style:family="text">
      <style:text-properties officeooo:rsid="00ef2332"/>
    </style:style>
    <style:style style:name="T70" style:family="text">
      <style:text-properties officeooo:rsid="00f095b8"/>
    </style:style>
    <style:style style:name="T71" style:family="text">
      <style:text-properties officeooo:rsid="00f25b64"/>
    </style:style>
    <style:style style:name="T72" style:family="text">
      <style:text-properties officeooo:rsid="00f51058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officeooo:rsid="00f97eed"/>
    </style:style>
    <style:style style:name="T75" style:family="text">
      <style:text-properties style:font-name="Liberation Serif" officeooo:rsid="00fe49ad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style:font-name="Liberation Serif" fo:font-weight="bold" officeooo:rsid="0101010d" style:font-weight-asian="bold" style:font-weight-complex="bold"/>
    </style:style>
    <style:style style:name="T78" style:family="text">
      <style:text-properties style:font-name="Liberation Serif" fo:font-weight="bold" officeooo:rsid="010312c1" style:font-weight-asian="bold" style:font-weight-complex="bold"/>
    </style:style>
    <style:style style:name="T79" style:family="text">
      <style:text-properties style:font-name="Liberation Serif" fo:font-weight="bold" officeooo:rsid="00ff6b32" style:font-weight-asian="bold" style:font-weight-complex="bold"/>
    </style:style>
    <style:style style:name="T80" style:family="text">
      <style:text-properties style:font-name="Liberation Serif" fo:font-weight="bold" officeooo:rsid="01099eba" style:font-weight-asian="bold" style:font-weight-complex="bold"/>
    </style:style>
    <style:style style:name="T81" style:family="text">
      <style:text-properties style:font-name="Liberation Serif" fo:font-weight="bold" officeooo:rsid="010e860c" style:font-weight-asian="bold" style:font-weight-complex="bold"/>
    </style:style>
    <style:style style:name="T82" style:family="text">
      <style:text-properties style:font-name="Liberation Serif" fo:font-weight="bold" officeooo:rsid="010e6d93" style:font-weight-asian="bold" style:font-weight-complex="bold"/>
    </style:style>
    <style:style style:name="T83" style:family="text">
      <style:text-properties style:font-name="Liberation Serif" fo:font-weight="bold" officeooo:rsid="01349551" style:font-weight-asian="bold" style:font-weight-complex="bold"/>
    </style:style>
    <style:style style:name="T84" style:family="text">
      <style:text-properties style:font-name="Liberation Serif" fo:font-weight="bold" officeooo:rsid="013d8ec8" style:font-weight-asian="bold" style:font-weight-complex="bold"/>
    </style:style>
    <style:style style:name="T85" style:family="text">
      <style:text-properties style:font-name="Liberation Serif" fo:font-weight="normal" style:font-weight-asian="normal" style:font-weight-complex="normal"/>
    </style:style>
    <style:style style:name="T86" style:family="text">
      <style:text-properties style:font-name="Liberation Serif" fo:font-weight="normal" officeooo:rsid="0101010d" style:font-weight-asian="normal" style:font-weight-complex="normal"/>
    </style:style>
    <style:style style:name="T87" style:family="text">
      <style:text-properties style:font-name="Liberation Serif" fo:font-weight="normal" officeooo:rsid="01012888" style:font-weight-asian="normal" style:font-weight-complex="normal"/>
    </style:style>
    <style:style style:name="T88" style:family="text">
      <style:text-properties style:font-name="Liberation Serif" fo:font-weight="normal" officeooo:rsid="010312c1" style:font-weight-asian="normal" style:font-weight-complex="normal"/>
    </style:style>
    <style:style style:name="T89" style:family="text">
      <style:text-properties style:font-name="Liberation Serif" fo:font-weight="normal" officeooo:rsid="0103e772" style:font-weight-asian="normal" style:font-weight-complex="normal"/>
    </style:style>
    <style:style style:name="T90" style:family="text">
      <style:text-properties style:font-name="Liberation Serif" fo:font-weight="normal" officeooo:rsid="010704a2" style:font-weight-asian="normal" style:font-weight-complex="normal"/>
    </style:style>
    <style:style style:name="T91" style:family="text">
      <style:text-properties style:font-name="Liberation Serif" fo:font-weight="normal" officeooo:rsid="010b48b5" style:font-weight-asian="normal" style:font-weight-complex="normal"/>
    </style:style>
    <style:style style:name="T92" style:family="text">
      <style:text-properties style:font-name="Liberation Serif" fo:font-weight="normal" officeooo:rsid="01139c9b" style:font-weight-asian="normal" style:font-weight-complex="normal"/>
    </style:style>
    <style:style style:name="T93" style:family="text">
      <style:text-properties style:font-name="Liberation Serif" fo:font-weight="normal" officeooo:rsid="01158a3a" style:font-weight-asian="normal" style:font-weight-complex="normal"/>
    </style:style>
    <style:style style:name="T94" style:family="text">
      <style:text-properties style:font-name="Liberation Serif" fo:font-weight="normal" officeooo:rsid="0119cd3b" style:font-weight-asian="normal" style:font-weight-complex="normal"/>
    </style:style>
    <style:style style:name="T95" style:family="text">
      <style:text-properties style:font-name="Liberation Serif" fo:font-weight="normal" officeooo:rsid="01349551" style:font-weight-asian="normal" style:font-weight-complex="normal"/>
    </style:style>
    <style:style style:name="T96" style:family="text">
      <style:text-properties style:font-name="Liberation Serif" fo:font-weight="normal" officeooo:rsid="01365b0c" style:font-weight-asian="normal" style:font-weight-complex="normal"/>
    </style:style>
    <style:style style:name="T97" style:family="text">
      <style:text-properties style:font-name="Liberation Serif" fo:font-weight="normal" officeooo:rsid="013d8ec8" style:font-weight-asian="normal" style:font-weight-complex="normal"/>
    </style:style>
    <style:style style:name="T98" style:family="text">
      <style:text-properties style:font-name="Liberation Serif" fo:font-weight="normal" officeooo:rsid="013f4b8b" style:font-weight-asian="normal" style:font-weight-complex="normal"/>
    </style:style>
    <style:style style:name="T99" style:family="text">
      <style:text-properties style:font-name="Liberation Serif" fo:font-weight="normal" officeooo:rsid="0140e4ce" style:font-weight-asian="normal" style:font-weight-complex="normal"/>
    </style:style>
    <style:style style:name="T100" style:family="text">
      <style:text-properties style:font-name="Liberation Serif" officeooo:rsid="00ff6b32"/>
    </style:style>
    <style:style style:name="T101" style:family="text">
      <style:text-properties style:font-name="Liberation Serif" officeooo:rsid="010b48b5"/>
    </style:style>
    <style:style style:name="T102" style:family="text">
      <style:text-properties style:font-name="Liberation Serif" officeooo:rsid="010ecb7d"/>
    </style:style>
    <style:style style:name="T103" style:family="text">
      <style:text-properties style:font-name="Liberation Serif" officeooo:rsid="010fa07e"/>
    </style:style>
    <style:style style:name="T104" style:family="text">
      <style:text-properties style:font-name="Liberation Serif" officeooo:rsid="011a2cf0"/>
    </style:style>
    <style:style style:name="T105" style:family="text">
      <style:text-properties style:font-name="Liberation Serif" officeooo:rsid="011c28e2"/>
    </style:style>
    <style:style style:name="T106" style:family="text">
      <style:text-properties style:font-name="Liberation Serif" style:text-underline-style="none"/>
    </style:style>
    <style:style style:name="T107" style:family="text">
      <style:text-properties style:font-name="Liberation Serif" style:text-underline-style="none" officeooo:rsid="0123b1e1"/>
    </style:style>
    <style:style style:name="T108" style:family="text">
      <style:text-properties style:font-name="Liberation Serif" officeooo:rsid="01349551"/>
    </style:style>
    <style:style style:name="T109" style:family="text">
      <style:text-properties style:font-name="Liberation Serif" officeooo:rsid="01365b0c"/>
    </style:style>
    <style:style style:name="T110" style:family="text">
      <style:text-properties officeooo:rsid="00fbe11c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officeooo:rsid="0123d2a9"/>
    </style:style>
    <style:style style:name="T113" style:family="text">
      <style:text-properties style:text-underline-style="none" fo:font-weight="bold" officeooo:rsid="012e8a67" style:font-weight-asian="bold" style:font-weight-complex="bold"/>
    </style:style>
    <style:style style:name="T114" style:family="text">
      <style:text-properties style:text-underline-style="none" fo:font-weight="bold" officeooo:rsid="013b7c5f" style:font-weight-asian="bold" style:font-weight-complex="bold"/>
    </style:style>
    <style:style style:name="T115" style:family="text">
      <style:text-properties style:text-underline-style="none" fo:font-weight="bold" officeooo:rsid="0142b1e7" style:font-weight-asian="bold" style:font-weight-complex="bold"/>
    </style:style>
    <style:style style:name="T116" style:family="text">
      <style:text-properties style:text-underline-style="none" officeooo:rsid="01336a0d"/>
    </style:style>
    <style:style style:name="T117" style:family="text">
      <style:text-properties style:text-underline-style="none" officeooo:rsid="013b7c5f"/>
    </style:style>
    <style:style style:name="T118" style:family="text">
      <style:text-properties style:text-underline-style="none" officeooo:rsid="0142b1e7"/>
    </style:style>
    <style:style style:name="T119" style:family="text">
      <style:text-properties officeooo:rsid="010e6d93"/>
    </style:style>
    <style:style style:name="T120" style:family="text">
      <style:text-properties officeooo:rsid="010ecb7d"/>
    </style:style>
    <style:style style:name="T121" style:family="text">
      <style:text-properties officeooo:rsid="011cd035"/>
    </style:style>
    <style:style style:name="T122" style:family="text">
      <style:text-properties officeooo:rsid="011e2075"/>
    </style:style>
    <style:style style:name="T123" style:family="text">
      <style:text-properties officeooo:rsid="012e8a67"/>
    </style:style>
    <style:style style:name="T124" style:family="text">
      <style:text-properties officeooo:rsid="01336a0d"/>
    </style:style>
    <style:style style:name="T125" style:family="text">
      <style:text-properties officeooo:rsid="01387bea"/>
    </style:style>
    <style:style style:name="T126" style:family="text">
      <style:text-properties officeooo:rsid="013b7c5f"/>
    </style:style>
    <style:style style:name="T127" style:family="text">
      <style:text-properties officeooo:rsid="01468d84"/>
    </style:style>
    <style:style style:name="T128" style:family="text">
      <style:text-properties officeooo:rsid="014f56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DustJS</text:p>
      <text:list xml:id="list3593487310785852831" text:style-name="L1">
        <text:list-item>
          <text:p text:style-name="P105">Dust is meant to be used in all kinds of different environments – not just html</text:p>
        </text:list-item>
      </text:list>
      <text:h text:style-name="P92" text:outline-level="1">Definitions</text:h>
      <text:p text:style-name="P37">context<text:span text:style-name="T21">:<text:tab/><text:tab/>The data used to render a template. Modelled as a strack of Javascript objects, arrays, and literals. Dust can search multiple layers of the stack, popping off the top objects and looking below.</text:span></text:p>
      <text:h text:style-name="P93" text:outline-level="1">Basic templates</text:h>
      <text:h text:style-name="P115" text:outline-level="3">Template</text:h>
      <text:p text:style-name="P74"><text:span text:style-name="T27"><text:s text:c="4"/></text:span><text:span text:style-name="T2">&lt;title&gt;This is the {title}!</text:span><text:span text:style-name="T27">&lt;/title&gt;</text:span></text:p>
      <text:h text:style-name="Heading_20_3" text:outline-level="3">Template-data</text:h>
      <text:p text:style-name="P73"><text:tab/><text:span text:style-name="T3">var context = { "title": "express-test-server-3", };</text:span></text:p>
      <text:h text:style-name="Heading_20_3" text:outline-level="3"><text:span text:style-name="T128">JS</text:span> </text:h>
      <text:p text:style-name="P77"><text:s text:c="4"/>router.get('/', function(req, resp, next) { </text:p>
      <text:p text:style-name="P76"><text:s text:c="6"/>resp.render('login_view', context); </text:p>
      <text:p text:style-name="P75"><text:span text:style-name="T1"><text:s text:c="4"/>});</text:span> </text:p>
      <text:h text:style-name="P115" text:outline-level="3"><text:span text:style-name="T7">Output:</text:span><text:span text:style-name="T46"><text:tab/></text:span><text:span text:style-name="T55">This is the express-test-server-3!</text:span></text:h>
      <text:h text:style-name="P94" text:outline-level="1">Tags</text:h>
      <text:h text:style-name="Heading_20_2" text:outline-level="2">Basic tag</text:h>
      <text:h text:style-name="Heading_20_3" text:outline-level="3">Template:</text:h>
      <text:p text:style-name="P13"><text:tab/>{tagname}</text:p>
      <text:h text:style-name="Heading_20_3" text:outline-level="3">Template-data:</text:h>
      <text:p text:style-name="P13"><text:tab/>tagname: “content for tag”</text:p>
      <text:h text:style-name="P116" text:outline-level="3"><text:span text:style-name="T7">Output:</text:span><text:span text:style-name="T46"><text:tab/></text:span><text:span text:style-name="T54">content for tag</text:span></text:h>
      <text:h text:style-name="Heading_20_2" text:outline-level="2">Tag filters</text:h>
      <text:p text:style-name="P43"><text:span text:style-name="T4"><text:tab/>{tagname</text:span><text:span text:style-name="T5">|s</text:span><text:span text:style-name="T4">}</text:span><text:span text:style-name="T6"><text:tab/><text:tab/><text:tab/><text:tab/>---- <text:s text:c="4"/>s</text:span></text:p>
      <text:p text:style-name="P15"><text:tab/><text:span text:style-name="T21">--- </text:span><text:span text:style-name="T23">data placed in {tagname|s} will not be escaped. |s is the filter</text:span></text:p>
      <text:p text:style-name="P19"><text:tab/><text:span text:style-name="T28">{tagname|h}<text:tab/><text:tab/><text:tab/>---- <text:s text:c="4"/>h</text:span></text:p>
      <text:p text:style-name="P16"><text:tab/><text:span text:style-name="T21">--- </text:span><text:span text:style-name="T22">forces html escaping to be done on content going into tagname</text:span></text:p>
      <text:p text:style-name="P19"><text:tab/><text:span text:style-name="T28">{tagname|j}<text:tab/><text:tab/><text:tab/><text:tab/>---- <text:s text:c="4"/>j</text:span></text:p>
      <text:p text:style-name="P17"><text:tab/><text:span text:style-name="T21">--- </text:span><text:span text:style-name="T22">escapes Javascript strings<text:tab/>( | j <text:s/>that is)</text:span></text:p>
      <text:p text:style-name="P19"><text:tab/><text:span text:style-name="T28">{tagname|uc}<text:tab/><text:tab/><text:tab/>---- <text:s text:c="4"/>uc</text:span></text:p>
      <text:p text:style-name="P10"><text:tab/>--- <text:span text:style-name="T29">does encodeURIComponent (javascript) operation on tagname content</text:span></text:p>
      <text:p text:style-name="P19"><text:tab/><text:span text:style-name="T28">{tagname|c}<text:tab/><text:tab/><text:tab/><text:tab/>---- <text:s text:c="4"/>c</text:span></text:p>
      <text:p text:style-name="P10"><text:tab/>--- <text:span text:style-name="T29">does encodeURI (javascript) operation on tagname content</text:span></text:p>
      <text:p text:style-name="P19"><text:tab/><text:span text:style-name="T30">{tagname|s|h|u}<text:tab/><text:tab/>---- <text:s text:c="4"/>chaining filters</text:span></text:p>
      <text:p text:style-name="P18"><text:tab/>---<text:span text:style-name="T21"> </text:span><text:span text:style-name="T24">applies filters from left to right</text:span></text:p>
      <text:h text:style-name="P95" text:outline-level="1"><text:soft-page-break/><text:span text:style-name="T30">S</text:span>ections – <text:span text:style-name="T58">Dust's 'for each'; and :else</text:span></text:h>
      <text:h text:style-name="P117" text:outline-level="3">Template file</text:h>
      <text:p text:style-name="P12"><text:tab/>{#puppies}</text:p>
      <text:p text:style-name="P12"><text:s text:c="4"/><text:tab/><text:tab/>&lt;b&gt;{name}&lt;/b&gt;: {age} year old {colour} {breed}&lt;br&gt; </text:p>
      <text:p text:style-name="P20"><text:tab/>{:else}</text:p>
      <text:p text:style-name="P20"><text:tab/><text:tab/>There are no puppies :(</text:p>
      <text:p text:style-name="P20"><text:tab/>{/puppies}</text:p>
      <text:h text:style-name="P118" text:outline-level="3">Template-data</text:h>
      <text:p text:style-name="P83"><text:tab/><text:span text:style-name="T32">“</text:span><text:span text:style-name="T33">puppies”: [</text:span></text:p>
      <text:p text:style-name="P81"><text:span text:style-name="T31"><text:tab/><text:tab/>{ <text:s text:c="2"/></text:span>"name": "Meeka", <text:s/>"age": 4, "colour": "black", "breed": "rottie-shepherd" <text:s/><text:span text:style-name="T31">}, </text:span></text:p>
      <text:p text:style-name="P82"><text:tab/><text:tab/>{ <text:tab/>"name": "Callie", "age": 12, "colour": "black", "breed": "bernese mountain lab" } </text:p>
      <text:p text:style-name="P80"><text:tab/><text:span text:style-name="T31">]</text:span></text:p>
      <text:h text:style-name="P120" text:outline-level="3">Output</text:h>
      <text:p text:style-name="P45"><text:span text:style-name="T7"><text:tab/></text:span><text:span text:style-name="T34">Meeka</text:span><text:span text:style-name="T35">: 4 year old black rottie-shepherd</text:span><text:span text:style-name="T56"><text:line-break/><text:tab/></text:span><text:span text:style-name="T34">Callie</text:span><text:span text:style-name="T35">: 12 year old black bernese mountain </text:span><text:span text:style-name="T36">lab</text:span></text:p>
      <text:h text:style-name="P141" text:outline-level="2"><text:span text:style-name="T60">Dot notation in sections: {.} </text:span><text:span text:style-name="T61">(reference </text:span><text:span text:style-name="T62">indiv</text:span><text:span text:style-name="T63">idual</text:span><text:span text:style-name="T62"> </text:span><text:span text:style-name="T61">item </text:span><text:span text:style-name="T62">in arr</text:span><text:span text:style-name="T63">ay</text:span><text:span text:style-name="T61">)</text:span></text:h>
      <text:h text:style-name="P121" text:outline-level="3">Template:</text:h>
      <text:p text:style-name="P14"><text:tab/>{<text:span text:style-name="T59">#names</text:span>}<text:span text:style-name="T59">{.},, {/names}</text:span></text:p>
      <text:h text:style-name="P121" text:outline-level="3">Template-data:</text:h>
      <text:p text:style-name="P21"><text:tab/><text:span text:style-name="T59">{ names: [“Moe”, “Larry”, “Curly”] }</text:span></text:p>
      <text:h text:style-name="P122" text:outline-level="3"><text:span text:style-name="T7">Output:</text:span><text:span text:style-name="T46"><text:tab/></text:span><text:span text:style-name="T53">Moe,, Larry,, Curly</text:span></text:h>
      <text:h text:style-name="Heading_20_2" text:outline-level="2"><text:span text:style-name="T60">Dot notation </text:span><text:span text:style-name="T64">to drill into </text:span><text:span text:style-name="T60">sections: {</text:span><text:span text:style-name="T63">item</text:span><text:span text:style-name="T60">.</text:span><text:span text:style-name="T63">childitem</text:span><text:span text:style-name="T60">}</text:span></text:h>
      <text:h text:style-name="P123" text:outline-level="3">Template:</text:h>
      <text:p text:style-name="P42"><text:tab/>{mynames.middle}</text:p>
      <text:h text:style-name="P123" text:outline-level="3">Template-data:</text:h>
      <text:p text:style-name="P22"><text:tab/><text:span text:style-name="T59">{ mynames: { <text:s/>first: “Moe”, <text:s text:c="2"/>middle: “John”, <text:s text:c="2"/>last: “Guggintinkler” } }</text:span></text:p>
      <text:h text:style-name="P122" text:outline-level="3"><text:span text:style-name="T7">Output:</text:span><text:span text:style-name="T46"><text:tab/></text:span><text:span text:style-name="T52">John</text:span></text:h>
      <text:h text:style-name="P142" text:outline-level="2"><text:span text:style-name="T60">Dot notation </text:span><text:span text:style-name="T64">to prevent searching parent context</text:span><text:span text:style-name="T60">: {.</text:span><text:span text:style-name="T63">childitem</text:span><text:span text:style-name="T60">}</text:span></text:h>
      <text:h text:style-name="P124" text:outline-level="3">Template:</text:h>
      <text:p text:style-name="P41"><text:tab/>Parent: {firstName} {lastName}{~n}</text:p>
      <text:p text:style-name="P40"><text:tab/>Children: {#children}{firstName} {.lastName} {/children}</text:p>
      <text:h text:style-name="P124" text:outline-level="3">Template-data:</text:h>
      <text:p text:style-name="P38"><text:s/><text:tab/><text:tab/>"firstName": "John",</text:p>
      <text:p text:style-name="P38"><text:s text:c="2"/><text:tab/><text:tab/>"lastName": "Smith",</text:p>
      <text:p text:style-name="P38"><text:s text:c="2"/><text:tab/><text:tab/>"children": [</text:p>
      <text:p text:style-name="P39"><text:s text:c="4"/><text:tab/><text:tab/><text:tab/><text:tab/>{ "firstName": "<text:span text:style-name="T127">Sinbad</text:span>" },</text:p>
      <text:p text:style-name="P39"><text:tab/><text:tab/><text:tab/> <text:s text:c="4"/>{ "firstName": "<text:span text:style-name="T127">Prince</text:span>" },</text:p>
      <text:p text:style-name="P39"><text:tab/> <text:s/><text:tab/><text:tab/><text:tab/>{ "firstName": "<text:span text:style-name="T127">Madonna</text:span>" }</text:p>
      <text:p text:style-name="P38"><text:tab/><text:tab/>]</text:p>
      <text:h text:style-name="P125" text:outline-level="3"><text:soft-page-break/><text:span text:style-name="T7">Output:</text:span><text:span text:style-name="T46"><text:tab/></text:span><text:span text:style-name="T50">Sinbad </text:span><text:span text:style-name="T51">Prince Madonn</text:span><text:span text:style-name="T48">a</text:span></text:h>
      <text:list xml:id="list7188173649507613445" text:style-name="L2">
        <text:list-item>
          <text:p text:style-name="P106"><text:span text:style-name="T25">If the template didn</text:span><text:span text:style-name="T26">'</text:span><text:span text:style-name="T25">t have the . before lastName </text:span><text:span text:style-name="T16">{.lastName} </text:span><text:span text:style-name="T25">in </text:span><text:span text:style-name="T26">the 'c</text:span><text:span text:style-name="T25">hildren</text:span><text:span text:style-name="T26">'</text:span><text:span text:style-name="T25"> section, </text:span><text:span text:style-name="T26">the </text:span><text:span text:style-name="T25">output would</text:span><text:span text:style-name="T26">'</text:span><text:span text:style-name="T25">ve been:</text:span><text:span text:style-name="T8"><text:tab/></text:span><text:span text:style-name="T17">Sinbad Smith Prince Smith</text:span><text:span text:style-name="T16"> </text:span><text:span text:style-name="T17">Madonna Smith</text:span></text:p>
        </text:list-item>
      </text:list>
      <text:h text:style-name="P96" text:outline-level="1">Inline parameters<text:span text:style-name="T111"> - </text:span><text:span text:style-name="T112">{#tag param=”data”} ... {/tag}</text:span></text:h>
      <text:list xml:id="list1047918473239631881" text:style-name="L3">
        <text:list-item>
          <text:p text:style-name="P107"><text:span text:style-name="T110">Appear within the section opening tag, and m</text:span>odify the context.</text:p>
        </text:list-item>
      </text:list>
      <text:h text:style-name="P143" text:outline-level="2">Set default values for a view context with inline params</text:h>
      <text:list xml:id="list56605168534608546" text:style-name="L4">
        <text:list-item>
          <text:p text:style-name="P108"><text:span text:style-name="T68">M</text:span>erge values into the section's vie<text:span text:style-name="T66">w context</text:span></text:p>
        </text:list-item>
      </text:list>
      <text:h text:style-name="P126" text:outline-level="3">Template file</text:h>
      <text:p text:style-name="P23"><text:tab/>{#<text:span text:style-name="T65">profile sex=”unknown” age=”??”</text:span>}</text:p>
      <text:p text:style-name="P24"><text:tab/><text:tab/><text:span text:style-name="T67">&lt;b&gt;{name}&lt;/b&gt;, {bar}, {bing}; </text:span></text:p>
      <text:p text:style-name="P23"><text:tab/><text:span text:style-name="T65">{/profile}</text:span></text:p>
      <text:h text:style-name="P119" text:outline-level="3">Template-data</text:h>
      <text:p text:style-name="P84"><text:tab/>"profile": [</text:p>
      <text:p text:style-name="P79"><text:tab/><text:tab/>{ "name": "Fred", <text:s/>"sex": "male" }, </text:p>
      <text:p text:style-name="P79"><text:tab/><text:tab/>{ <text:s/>"name": "Oscar", "sex": "male", "age": 45 <text:s/>}, </text:p>
      <text:p text:style-name="P79"><text:tab/><text:tab/>{ "name": "Meeka" }</text:p>
      <text:p text:style-name="P78"><text:tab/>], </text:p>
      <text:h text:style-name="P126" text:outline-level="3"><text:span text:style-name="T7">Output:</text:span><text:span text:style-name="T46"><text:tab/></text:span><text:span text:style-name="T49">Fred</text:span><text:span text:style-name="T46">, male, </text:span><text:span text:style-name="T47">age unknown;</text:span><text:span text:style-name="T46"> </text:span><text:span text:style-name="T49">Oscar</text:span><text:span text:style-name="T46">, male, 45; </text:span><text:span text:style-name="T49">Meeka</text:span><text:span text:style-name="T46">, </text:span><text:span text:style-name="T47">sex unknown</text:span><text:span text:style-name="T46">, </text:span><text:span text:style-name="T47">age unknown</text:span></text:h>
      <text:h text:style-name="P144" text:outline-level="2">Circumvent parent-child key conflicts <text:span text:style-name="T72">with inline params</text:span></text:h>
      <text:list xml:id="list2548852515685144456" text:style-name="L5">
        <text:list-item>
          <text:p text:style-name="P109"><text:span text:style-name="T69">i.e. a</text:span>lias keys that conflict between parent &amp; child context</text:p>
        </text:list-item>
      </text:list>
      <text:h text:style-name="Heading_20_3" text:outline-level="3">Tem<text:span text:style-name="T70">plate file</text:span></text:h>
      <text:p text:style-name="P44"><text:tab/>{name}&lt;br /&gt; </text:p>
      <text:p text:style-name="P44"><text:tab/>{#vegetable root_name=name} </text:p>
      <text:p text:style-name="P44"><text:s text:c="4"/><text:tab/><text:tab/>{root_name} would rather die than eat <text:span text:style-name="T71">a </text:span>{name}.&lt;br /&gt; </text:p>
      <text:p text:style-name="P44"><text:tab/>{/vegetable} </text:p>
      <text:h text:style-name="P128" text:outline-level="3">Template-data</text:h>
      <text:p text:style-name="P48"><text:span text:style-name="T38"><text:tab/></text:span><text:span text:style-name="T37">"name": "Meeka", </text:span></text:p>
      <text:p text:style-name="P47"><text:tab/>"vegetable": { "name": "pepper" }</text:p>
      <text:h text:style-name="P129" text:outline-level="3"><text:span text:style-name="T71">Output:</text:span><text:span text:style-name="T56"><text:tab/></text:span><text:span text:style-name="T40">Meeka would rather die than eat </text:span><text:span text:style-name="T41">a</text:span><text:span text:style-name="T40"> pepper</text:span><text:span text:style-name="T45">.</text:span></text:h>
      <text:h text:style-name="P145" text:outline-level="2">You can feed string literals into inline params</text:h>
      <text:h text:style-name="P130" text:outline-level="3">Tem<text:span text:style-name="T70">plate file</text:span></text:h>
      <text:p text:style-name="P25"><text:tab/>{#id_nums id="{sibling}_id"} </text:p>
      <text:p text:style-name="P25"><text:s text:c="4"/><text:tab/><text:tab/>{id}: {number}; {~n} </text:p>
      <text:p text:style-name="P25"><text:tab/>{/id_nums} </text:p>
      <text:h text:style-name="P127" text:outline-level="3">Template-data</text:h>
      <text:p text:style-name="P55"><text:s text:c="4"/><text:span text:style-name="T1">"id_nums": [ </text:span></text:p>
      <text:p text:style-name="P25"><text:s text:c="8"/><text:tab/>{ "sibling": "megan", "number": 42314 }, </text:p>
      <text:p text:style-name="P25"><text:s text:c="8"/><text:tab/>{ "sibling": "eric", "number": 666 }, </text:p>
      <text:p text:style-name="P25"><text:s text:c="8"/><text:tab/>{ "id": "andrew_id", "number": 13 }, </text:p>
      <text:p text:style-name="P26"><text:s text:c="8"/><text:tab/>{ "number": 3 } <text:s text:c="3"/></text:p>
      <text:p text:style-name="P56"><text:span text:style-name="T1"><text:tab/>],</text:span> </text:p>
      <text:h text:style-name="Heading_20_3" text:outline-level="3">Output</text:h>
      <text:p text:style-name="P46"><text:tab/><text:span text:style-name="T73">megan_id: 42314; eric_id: 666; andrew_id: 13; _id: 3;</text:span></text:p>
      <text:h text:style-name="P97" text:outline-level="1"><text:soft-page-break/>Aliases</text:h>
      <text:p text:style-name="P36">{&lt;some_alias} Contents of the alias to appear everywhere some_alias tag is used {/some_alias}</text:p>
      <text:p text:style-name="P65"><text:tab/><text:tab/>... anywhere else in the same file, whether before or after..</text:p>
      <text:p text:style-name="P68">{+some_alias/}</text:p>
      <text:p text:style-name="P68">{+some_alias/}</text:p>
      <text:h text:style-name="Heading_20_3" text:outline-level="3">Output</text:h>
      <text:p text:style-name="P67"><text:tab/> <text:span text:style-name="T1">Contents of the alias to appear everywhere some_alias tag is used</text:span></text:p>
      <text:p text:style-name="P36"><text:tab/> Contents of the alias to appear everywhere some_alias tag is used</text:p>
      <text:list xml:id="list2385891728635375824" text:style-name="L6">
        <text:list-item>
          <text:p text:style-name="P110">Aliases are </text:p>
        </text:list-item>
      </text:list>
      <text:h text:style-name="Heading_20_1" text:outline-level="1"><text:span text:style-name="T73">Body </text:span><text:span text:style-name="T74">p</text:span><text:span text:style-name="T73">arameters</text:span></text:h>
      <text:list xml:id="list5951056189418111963" text:style-name="L7">
        <text:list-item>
          <text:p text:style-name="P111">Pass named blocks to handler functions</text:p>
        </text:list-item>
      </text:list>
      <text:p text:style-name="P86">[[[[[[[[ TODO ]]]]]]]]]</text:p>
      <text:h text:style-name="Heading_20_1" text:outline-level="1"><text:span text:style-name="T73">Comments<text:tab/></text:span><text:span text:style-name="T106"><text:tab/></text:span><text:span text:style-name="T107">{! <text:s/>comment content <text:s/>!}</text:span></text:h>
      <text:p text:style-name="P49"><text:tab/>{! <text:s/>ALL OF THIS IS COMMENTED OUT <text:s/>!}</text:p>
      <text:p text:style-name="P50"><text:tab/>{! <text:s/></text:p>
      <text:p text:style-name="P57"><text:span text:style-name="T73"><text:tab/><text:tab/>ALL OF THIS IS </text:span><text:span text:style-name="T75">ALSO </text:span><text:span text:style-name="T73">COMMENTED OUT</text:span></text:p>
      <text:p text:style-name="P57"><text:span text:style-name="T73"><text:tab/><text:tab/></text:span><text:span text:style-name="T75">AS WELL AS THIS</text:span></text:p>
      <text:p text:style-name="P50"><text:tab/>!}</text:p>
      <text:h text:style-name="P98" text:outline-level="1">Escape characters</text:h>
      <text:p text:style-name="P58"><text:span text:style-name="T76"><text:tab/>{~lb}</text:span><text:span text:style-name="T73"> <text:tab/><text:tab/>- <text:tab/>left brace</text:span></text:p>
      <text:p text:style-name="P58"><text:span text:style-name="T76"><text:tab/>{~rb}</text:span><text:span text:style-name="T73"> <text:tab/><text:tab/>- <text:tab/>right brace</text:span></text:p>
      <text:p text:style-name="P59"><text:span text:style-name="T73"><text:tab/></text:span><text:span text:style-name="T77">{~s}<text:tab/><text:tab/>-<text:tab/></text:span><text:span text:style-name="T86">space <text:s/>---- doesn't work very well </text:span><text:span text:style-name="T90">in html </text:span><text:span text:style-name="T87">(except inside explicit strings?)</text:span></text:p>
      <text:p text:style-name="P60"><text:span text:style-name="T86"><text:tab/></text:span><text:span text:style-name="T77">{~n}<text:tab/><text:tab/>-<text:tab/></text:span><text:span text:style-name="T86">newline -- doesn't work very well </text:span><text:span text:style-name="T90">in html </text:span><text:span text:style-name="T87">(except inside explicit strings?)</text:span></text:p>
      <text:p text:style-name="P61"><text:span text:style-name="T87"><text:tab/></text:span><text:span text:style-name="T78">{~r}</text:span><text:span text:style-name="T88"><text:tab/><text:tab/>- <text:s text:c="3"/>retur</text:span><text:span text:style-name="T89">n --</text:span><text:span text:style-name="T86">-- doesn't work very well </text:span><text:span text:style-name="T90">in html </text:span><text:span text:style-name="T87">(except inside explicit strings?)</text:span></text:p>
      <text:p text:style-name="P61"/>
      <text:h text:style-name="P102" text:outline-level="1">Contexts</text:h>
      <text:p text:style-name="P85">[[[[[[[[ TODO ]]]]]]]]]</text:p>
      <text:h text:style-name="P102" text:outline-level="1"><text:span text:style-name="T121">Special</text:span> sections</text:h>
      <text:h text:style-name="P146" text:outline-level="2"><text:span text:style-name="T121">'</text:span>Exists<text:span text:style-name="T121">' section<text:tab/>- <text:s text:c="2"/>{?section} ... {:else} ... <text:s/>{/section}</text:span></text:h>
      <text:h text:style-name="Heading_20_3" text:outline-level="3">Template file</text:h>
      <text:p text:style-name="P34"><text:tab/>{?fruits}<text:tab/><text:tab/>There are fruit in the fridge!</text:p>
      <text:p text:style-name="P34"><text:tab/><text:tab/><text:span text:style-name="T122">{:else}<text:tab/>We have no fruit!!!!</text:span></text:p>
      <text:p text:style-name="P34"><text:tab/>{/fruits}</text:p>
      <text:h text:style-name="Heading_20_3" text:outline-level="3">Template-data</text:h>
      <text:p text:style-name="P33"><text:tab/>“fruits”: [“apple”, “banana”, “tomato”],</text:p>
      <text:h text:style-name="P131" text:outline-level="3"><text:span text:style-name="T71">Output:</text:span><text:span text:style-name="T56"><text:tab/></text:span><text:span text:style-name="T42">There are fruit in the fridge!</text:span></text:h>
      <text:list xml:id="list3763632516148368132" text:style-name="L8">
        <text:list-item>
          <text:p text:style-name="P112">However, if there was no “fruits” section in the data, nothing would display</text:p>
        </text:list-item>
      </text:list>
      <text:h text:style-name="Heading_20_2" text:outline-level="2"><text:span text:style-name="T121">'Not e</text:span>xists<text:span text:style-name="T121">' section<text:tab/>- <text:s text:c="2"/>{^section} ... {:else} ... <text:s/>{/section}</text:span></text:h>
      <text:list xml:id="list2180486297816104606" text:style-name="L9">
        <text:list-item>
          <text:p text:style-name="P113">Exact opposite of the “exists” section.</text:p>
        </text:list-item>
      </text:list>
      <text:p text:style-name="P35"><text:soft-page-break/><text:tab/><text:tab/>{^fruits}<text:tab/><text:tab/>We have no fruit!</text:p>
      <text:p text:style-name="P35"><text:tab/><text:tab/><text:tab/>{:else}<text:tab/>There are fruit in the fridge!</text:p>
      <text:p text:style-name="P35"><text:tab/><text:tab/>{/fruits}</text:p>
      <text:h text:style-name="P99" text:outline-level="1">Partials</text:h>
      <text:p text:style-name="P87">[[[[[[[[ TODO ]]]]]]]]]</text:p>
      <text:h text:style-name="P100" text:outline-level="1">Blocks and inline partials</text:h>
      <text:h text:style-name="Heading_20_2" text:outline-level="2">Example:</text:h>
      <text:h text:style-name="Heading_20_3" text:outline-level="3"><text:span text:style-name="T80">P</text:span><text:span text:style-name="T76">arent </text:span><text:span text:style-name="T81">(named </text:span><text:span text:style-name="T82">base_template</text:span><text:span text:style-name="T81">)</text:span><text:span text:style-name="T76">:</text:span></text:h>
      <text:p text:style-name="P27"><text:tab/>Start <text:span text:style-name="T73">{~n}</text:span></text:p>
      <text:p text:style-name="P51"><text:tab/>{+title}<text:tab/><text:tab/>Base title<text:tab/>{/title}{~n}</text:p>
      <text:p text:style-name="P64"><text:span text:style-name="T76"><text:tab/>{+main}<text:tab/><text:tab/>Base content<text:tab/></text:span><text:span text:style-name="T1">{/main} </text:span></text:p>
      <text:p text:style-name="P51"><text:tab/>{~n} End</text:p>
      <text:h text:style-name="Heading_20_6" text:outline-level="6"><text:span text:style-name="T73"><text:s text:c="4"/>Output </text:span><text:span text:style-name="T101">on its own – with no child </text:span><text:span text:style-name="T104">inheriting from it</text:span><text:span text:style-name="T73">:</text:span></text:h>
      <text:p text:style-name="P12"><text:span text:style-name="T73"><text:tab/><text:tab/></text:span><text:span text:style-name="T91">Start</text:span></text:p>
      <text:p text:style-name="P52"><text:tab/><text:tab/>Base title</text:p>
      <text:p text:style-name="P52"><text:tab/><text:tab/>Base content</text:p>
      <text:p text:style-name="P52"><text:tab/><text:tab/>End</text:p>
      <text:h text:style-name="P132" text:outline-level="3">Child:</text:h>
      <text:p text:style-name="P28"><text:tab/>{<text:span text:style-name="T119">&gt;base_template}</text:span></text:p>
      <text:p text:style-name="P29"><text:tab/>{&lt;title}<text:tab/> <text:s text:c="2"/>Child title<text:tab/>{/title}</text:p>
      <text:p text:style-name="P29"><text:tab/>{&lt;main}<text:tab/> <text:s text:c="2"/>Child <text:span text:style-name="T120">c</text:span>ontent<text:tab/>{/main}</text:p>
      <text:h text:style-name="P151" text:outline-level="6"><text:span text:style-name="T73"><text:s text:c="5"/>Output </text:span><text:span text:style-name="T103">of child</text:span><text:span text:style-name="T73">:</text:span></text:h>
      <text:p text:style-name="P30"><text:span text:style-name="T73"><text:tab/><text:tab/></text:span><text:span text:style-name="T91">Start</text:span></text:p>
      <text:p text:style-name="P11"><text:span text:style-name="T101"><text:tab/><text:tab/></text:span><text:span text:style-name="T102">Child</text:span><text:span text:style-name="T101"> title</text:span></text:p>
      <text:p text:style-name="P11"><text:span text:style-name="T101"><text:tab/><text:tab/></text:span><text:span text:style-name="T102">Child </text:span><text:span text:style-name="T101">content</text:span></text:p>
      <text:p text:style-name="P53"><text:tab/><text:tab/>End</text:p>
      <text:h text:style-name="P147" text:outline-level="2"><text:span text:style-name="T73">Block &amp; inline partial </text:span><text:span text:style-name="T103">tags</text:span></text:h>
      <text:p text:style-name="P31"><text:span text:style-name="T73">{+snippet/}<text:tab/><text:tab/><text:tab/><text:tab/> -- <text:s text:c="3"/></text:span><text:span text:style-name="T85">Section that can be overridden in an inheriting 'child' template</text:span></text:p>
      <text:p text:style-name="P31"><text:span text:style-name="T73">{+snippet} <text:s/>{/snippet} <text:s text:c="2"/>-- <text:s text:c="2"/></text:span><text:span text:style-name="T85">Same, with a default value between the tags</text:span></text:p>
      <text:p text:style-name="P66"><text:span text:style-name="T76">{&gt;base_template/}</text:span><text:span text:style-name="T73"><text:tab/> -- <text:s text:c="3"/>inherits from a file of name base_template</text:span></text:p>
      <text:p text:style-name="P32"><text:span text:style-name="T73">{&lt;snippet} <text:s/>{/snippet} <text:s text:c="2"/>-- <text:s text:c="2"/></text:span><text:span text:style-name="T85">content </text:span><text:span text:style-name="T92">that </text:span><text:span text:style-name="T93">will</text:span><text:span text:style-name="T92"> go in the </text:span><text:span text:style-name="T85">corresponding “</text:span><text:span text:style-name="T92">{+snippet} {/snippet}” tags</text:span></text:p>
      <text:p text:style-name="P32"><text:span text:style-name="T92"><text:tab/><text:tab/><text:tab/><text:tab/><text:tab/><text:tab/><text:tab/> <text:s text:c="6"/></text:span><text:span text:style-name="T94">or </text:span><text:span text:style-name="T92">“</text:span><text:span text:style-name="T85">{+snippet/</text:span><text:span text:style-name="T92">}” tags in the parent from which a template is inheriting</text:span></text:p>
      <text:p text:style-name="P88"><text:span text:style-name="T73">[[[[[[[[ TODO ---- </text:span><text:span text:style-name="T105">extend blocks &amp; inline partials section farther </text:span><text:span text:style-name="T73">]]]]]]]]]</text:span></text:p>
      <text:h text:style-name="P101" text:outline-level="1">DustJS Helpers</text:h>
      <text:h text:style-name="Heading_20_1" text:outline-level="1"><text:span text:style-name="T126">Logic </text:span>helpers <text:span text:style-name="T124">(e.g. {@eq} {@gte} {@ne})</text:span></text:h>
      <text:h text:style-name="P148" text:outline-level="2"><text:span text:style-name="T111">Example </text:span><text:span text:style-name="T116">of</text:span><text:span text:style-name="T111"> </text:span><text:span text:style-name="T116">logic helpers' </text:span><text:span text:style-name="T111">general form</text:span></text:h>
      <text:h text:style-name="P133" text:outline-level="3">Template</text:h>
      <text:p text:style-name="P1"><text:span text:style-name="T1"><text:tab/></text:span><text:span text:style-name="T113">{@eq </text:span><text:span text:style-name="T9">key=colour value=”white”} The fridge is white!</text:span></text:p>
      <text:p text:style-name="P1"><text:span text:style-name="T9"><text:tab/><text:tab/></text:span><text:span text:style-name="T10">{:else}</text:span><text:span text:style-name="T9"> </text:span><text:span text:style-name="T10">The fridge is not white!</text:span></text:p>
      <text:p text:style-name="P6"><text:tab/>{/eq}</text:p>
      <text:h text:style-name="Heading_20_3" text:outline-level="3"><text:soft-page-break/><text:span text:style-name="T123">T</text:span>emplate-data</text:h>
      <text:p text:style-name="P7"><text:tab/>{ “colour”: “white” }</text:p>
      <text:h text:style-name="P134" text:outline-level="3"><text:span text:style-name="T18">Output:</text:span><text:span text:style-name="T57"><text:tab/></text:span><text:span text:style-name="T43">The fridge is white!</text:span></text:h>
      <text:h text:style-name="Heading_20_2" text:outline-level="2">List of builtin logic helpers</text:h>
      <text:p text:style-name="P69"><text:span text:style-name="T79"><text:tab/>{</text:span><text:span text:style-name="T83">@eq</text:span><text:span text:style-name="T79">}</text:span><text:span text:style-name="T100"> <text:tab/><text:tab/>- <text:tab/></text:span><text:span text:style-name="T108">strictly equal to <text:s/></text:span><text:span text:style-name="T109">( === )</text:span></text:p>
      <text:p text:style-name="P62"><text:span text:style-name="T73"><text:tab/></text:span><text:span text:style-name="T77">{</text:span><text:span text:style-name="T83">@ne</text:span><text:span text:style-name="T77">}<text:tab/><text:tab/></text:span><text:span text:style-name="T86">-<text:tab/></text:span><text:span text:style-name="T95">not strictly equal to </text:span><text:span text:style-name="T96">( == )</text:span></text:p>
      <text:p text:style-name="P62"><text:span text:style-name="T86"><text:tab/></text:span><text:span text:style-name="T77">{</text:span><text:span text:style-name="T83">@gt</text:span><text:span text:style-name="T77">}<text:tab/><text:tab/><text:tab/>-<text:tab/></text:span><text:span text:style-name="T95">greater than</text:span></text:p>
      <text:p text:style-name="P62"><text:span text:style-name="T87"><text:tab/></text:span><text:span text:style-name="T78">{</text:span><text:span text:style-name="T83">@lt</text:span><text:span text:style-name="T78">}</text:span><text:span text:style-name="T88"><text:tab/><text:tab/><text:tab/>- <text:s text:c="3"/></text:span><text:span text:style-name="T95">less than</text:span></text:p>
      <text:p text:style-name="P62"><text:span text:style-name="T76"><text:tab/></text:span><text:span text:style-name="T77">{</text:span><text:span text:style-name="T83">@gte</text:span><text:span text:style-name="T77">}<text:tab/><text:tab/>-<text:tab/></text:span><text:span text:style-name="T95">greater than or equal to </text:span></text:p>
      <text:p text:style-name="P62"><text:span text:style-name="T76"><text:tab/>{</text:span><text:span text:style-name="T83">@lte</text:span><text:span text:style-name="T76">}</text:span><text:span text:style-name="T73"> <text:tab/><text:tab/>- <text:tab/></text:span><text:span text:style-name="T95">less than or equal to </text:span></text:p>
      <text:p text:style-name="P54"/>
      <text:h text:style-name="P149" text:outline-level="2"><text:span text:style-name="T9">C</text:span><text:span text:style-name="T1">asting logic helpers</text:span></text:h>
      <text:h text:style-name="P135" text:outline-level="3"><text:span text:style-name="T12">T</text:span><text:span text:style-name="T1">emplate</text:span></text:h>
      <text:p text:style-name="P2"><text:span text:style-name="T113"><text:tab/>{@eq </text:span><text:span text:style-name="T9">key=</text:span><text:span text:style-name="T12">numbermagnets </text:span><text:span text:style-name="T9">value=”</text:span><text:span text:style-name="T12">25</text:span><text:span text:style-name="T9">” </text:span><text:span text:style-name="T13">type=”number</text:span><text:span text:style-name="T9">} </text:span><text:span text:style-name="T12">The fridge has 25 magnets! {/eq}</text:span></text:p>
      <text:h text:style-name="Heading_20_3" text:outline-level="3"><text:span text:style-name="T12">T</text:span><text:span text:style-name="T1">emplate-data</text:span></text:h>
      <text:p text:style-name="P72"><text:span text:style-name="T1"><text:tab/><text:tab/> <text:s/></text:span><text:span text:style-name="T12">numbermagnets: 25,</text:span></text:p>
      <text:h text:style-name="P136" text:outline-level="3"><text:span text:style-name="T18">Output:</text:span><text:span text:style-name="T57"><text:tab/></text:span><text:span text:style-name="T44">The fridge has 25 magnets!</text:span></text:h>
      <text:h text:style-name="P137" text:outline-level="3">Importance of type=”number” parameter...</text:h>
      <text:list xml:id="list3558244611816608917" text:style-name="L10">
        <text:list-item>
          <text:p text:style-name="P90">If we hadn't cast the type to 'number' in the template, this wouldn't have worked. This is important when doing <text:span text:style-name="T125">@eq </text:span>comparisons involving numbers <text:span text:style-name="T125">(as 1 of the 2 numbers could be interpreted as a string, causing the comparison to erroneously fail even if the numbers are equal)</text:span></text:p>
        </text:list-item>
      </text:list>
      <text:h text:style-name="Heading_20_1" text:outline-level="1"><text:span text:style-name="T19">Separator helpers</text:span><text:span text:style-name="T111"> <text:s text:c="2"/>{@sep} <text:s text:c="2"/></text:span><text:span text:style-name="T117">{</text:span><text:span text:style-name="T111">@first} <text:s text:c="3"/>{@last}</text:span></text:h>
      <text:h text:style-name="P138" text:outline-level="3"><text:span text:style-name="T11">T</text:span><text:span text:style-name="T1">emplate</text:span></text:h>
      <text:p text:style-name="P3"><text:span text:style-name="T113"><text:tab/></text:span><text:span text:style-name="T114">{#starches} </text:span></text:p>
      <text:p text:style-name="P8"><text:tab/><text:tab/>{@first}In our pantry, we have {/first} </text:p>
      <text:p text:style-name="P8"><text:tab/><text:tab/>{@last}and {/last} </text:p>
      <text:p text:style-name="P8"><text:tab/><text:tab/>{.}{@sep}, {/sep} </text:p>
      <text:p text:style-name="P8"><text:tab/><text:tab/>{@last}.{/last} </text:p>
      <text:p text:style-name="P8"><text:tab/>{/starches} </text:p>
      <text:h text:style-name="P138" text:outline-level="3"><text:span text:style-name="T12">T</text:span><text:span text:style-name="T1">emplate-data</text:span></text:h>
      <text:p text:style-name="P70"><text:span text:style-name="T1"><text:tab/><text:tab/> <text:s/>“</text:span><text:span text:style-name="T14">starches”</text:span><text:span text:style-name="T12">: </text:span><text:span text:style-name="T14">[“chips”, “bread”,</text:span><text:span text:style-name="T12"> “</text:span><text:span text:style-name="T14">toast”, “croutons”, “crackers”]</text:span></text:p>
      <text:h text:style-name="P139" text:outline-level="3"><text:span text:style-name="T18">Output:</text:span><text:span text:style-name="T57"><text:tab/></text:span><text:span text:style-name="T39">In our pantry, we have chips, bread, toast, croutons, and crackers.</text:span></text:h>
      <text:h text:style-name="P150" text:outline-level="2"><text:span text:style-name="T15">List of builtin separator</text:span><text:span text:style-name="T11"> helpers</text:span></text:h>
      <text:p text:style-name="P63"><text:span text:style-name="T86"><text:tab/></text:span><text:span text:style-name="T77">{</text:span><text:span text:style-name="T83">@</text:span><text:span text:style-name="T84">first</text:span><text:span text:style-name="T77">}<text:tab/><text:tab/><text:tab/>-<text:tab/></text:span><text:span text:style-name="T97">Output only for the first</text:span></text:p>
      <text:p text:style-name="P63"><text:span text:style-name="T73"><text:tab/></text:span><text:span text:style-name="T77">{</text:span><text:span text:style-name="T83">@</text:span><text:span text:style-name="T84">sep</text:span><text:span text:style-name="T77">}<text:tab/><text:tab/><text:tab/></text:span><text:span text:style-name="T86">-<text:tab/></text:span><text:span text:style-name="T97">Output for </text:span><text:span text:style-name="T98">all </text:span><text:span text:style-name="T97">besides the last </text:span><text:span text:style-name="T98">(including the first! </text:span><text:span text:style-name="T99">Thist o</text:span><text:span text:style-name="T98">utputs for the first!)</text:span></text:p>
      <text:p text:style-name="P71"><text:span text:style-name="T87"><text:tab/></text:span><text:span text:style-name="T78">{</text:span><text:span text:style-name="T83">@l</text:span><text:span text:style-name="T84">ast</text:span><text:span text:style-name="T78">}</text:span><text:span text:style-name="T88"><text:tab/><text:tab/><text:tab/>- <text:s text:c="3"/><text:tab/></text:span><text:span text:style-name="T97">Output only for the last</text:span></text:p>
      <text:h text:style-name="P103" text:outline-level="1"><text:span text:style-name="T20">Debugging</text:span><text:span text:style-name="T111"> <text:s text:c="2"/>{@</text:span><text:span text:style-name="T118">contextDump</text:span><text:span text:style-name="T111">}</text:span></text:h>
      <text:h text:style-name="P140" text:outline-level="3"><text:span text:style-name="T11">T</text:span><text:span text:style-name="T1">emplate</text:span></text:h>
      <text:p text:style-name="P4"><text:span text:style-name="T113"><text:tab/></text:span><text:span text:style-name="T114">{</text:span><text:span text:style-name="T115">@contextDump/</text:span><text:span text:style-name="T114">} </text:span></text:p>
      <text:p text:style-name="P5"/>
      <text:list xml:id="list3418215614851845933" text:style-name="L11">
        <text:list-item>
          <text:p text:style-name="P91"><text:soft-page-break/><text:span text:style-name="T117">o</text:span><text:span text:style-name="T111">utputs the context to the page at the given point</text:span></text:p>
        </text:list-item>
      </text:list>
      <text:p text:style-name="P9"/>
      <text:h text:style-name="P104" text:outline-level="1">WARNING</text:h>
      <text:p text:style-name="P114">json-comments is s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background-color="transparent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style:text-underline-style="solid" style:text-underline-width="auto" style:text-underline-color="font-color" fo:font-weight="bold" officeooo:rsid="01099eba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3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2.223cm" fo:margin-right="2.25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8-20T16:16:06.065457252</dc:date>
    <dc:creator>andfaulkner </dc:creator>
    <meta:editing-duration>P4DT14H8M13S</meta:editing-duration>
    <meta:editing-cycles>305</meta:editing-cycles>
    <meta:generator>LibreOffice/4.2.8.2$Linux_X86_64 LibreOffice_project/420m0$Build-2</meta:generator>
    <meta:document-statistic meta:table-count="0" meta:image-count="0" meta:object-count="0" meta:page-count="7" meta:paragraph-count="231" meta:word-count="1140" meta:character-count="7835" meta:non-whitespace-character-count="6474"/>
  </office:meta>
</office:document-meta>
</file>